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style:font-name="Courier New" fo:font-weight="bold" style:font-name-asian="Courier New1" style:font-weight-asian="bold" style:font-name-complex="Courier New1"/>
    </style:style>
    <style:style style:name="P5" style:family="paragraph" style:parent-style-name="Standard">
      <style:text-properties style:font-name="Courier New" style:font-name-asian="Courier New1" style:font-name-complex="Courier New1"/>
    </style:style>
    <style:style style:name="P6" style:family="paragraph" style:parent-style-name="Standard" style:master-page-name="Standard">
      <style:paragraph-properties fo:margin-left="0in" fo:margin-right="0in" fo:text-align="center" style:justify-single-word="false" fo:text-indent="0.5in" style:auto-text-indent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ourier New" fo:font-weight="bold" style:font-name-asian="Courier New1" style:font-weight-asian="bold" style:font-name-complex="Courier New1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Verification of the Subsumption Property</text:span></text:p>
      <text:p text:style-name="P1"/>
      <text:p text:style-name="P2"><text:span text:style-name="T3">Each issue was verified by identifying why one or more DUAs were not covered, though, the subsumer DUA was. </text:span></text:p>
      <text:p text:style-name="P3"/>
      <text:p text:style-name="Standard"><text:span text:style-name="T1">Closure</text:span></text:p>
      <text:p text:style-name="P1"/>
      <text:p text:style-name="P1"/>
      <text:p text:style-name="Standard"><text:span text:style-name="T4">com.google.javascript.jscomp.Compiler.parseInputs</text:span></text:p>
      <text:p text:style-name="P1"/>
      <text:p text:style-name="Standard"><text:span text:style-name="T5">Exception occurs and blocks the coverage of the DUAs</text:span></text:p>
      <text:p text:style-name="P1"/>
      <text:p text:style-name="Standard"><text:span text:style-name="T5">"24" : <text:s/>"(1283,1363, this)",</text:span></text:p>
      <text:p text:style-name="P7"><text:span text:style-name="T5">"25" : <text:s/>"(1283,1370, this)",</text:span></text:p>
      <text:p text:style-name="P8"/>
      <text:p text:style-name="P8"/>
      <text:p text:style-name="P7"><text:span text:style-name="T4"><text:tab/>try {</text:span></text:p>
      <text:p text:style-name="P7"><text:span text:style-name="T4"><text:s text:c="6"/><text:tab/></text:span><text:span text:style-name="T5">inputs =</text:span></text:p>
      <text:p text:style-name="P7"><text:span text:style-name="T5"><text:s text:c="10"/><text:tab/>(moduleGraph == null ? new JSModuleGraph(modules) : moduleGraph)</text:span></text:p>
      <text:p text:style-name="P7"><text:span text:style-name="T5"><text:s text:c="10"/><text:tab/>.manageDependencies(options.dependencyOptions, inputs);</text:span></text:p>
      <text:p text:style-name="P7"><text:span text:style-name="T5"><text:s text:c="6"/><text:tab/>staleInputs = true;</text:span></text:p>
      <text:p text:style-name="P7"><text:soft-page-break/><text:span text:style-name="T5"><text:s text:c="4"/><text:tab/>} catch (CircularDependencyException e) {</text:span></text:p>
      <text:p text:style-name="P7"><text:span text:style-name="T5"><text:s text:c="6"/><text:tab/>report(JSError.make(</text:span></text:p>
      <text:p text:style-name="P7"><text:span text:style-name="T5"><text:s text:c="10"/><text:tab/>JSModule.CIRCULAR_DEPENDENCY_ERROR, e.getMessage()));</text:span></text:p>
      <text:p text:style-name="P9"/>
      <text:p text:style-name="P7"><text:span text:style-name="T5"><text:s text:c="6"/><text:tab/>// If in IDE mode, we ignore the error and keep going.</text:span></text:p>
      <text:p text:style-name="P7"><text:span text:style-name="T5"><text:s text:c="6"/><text:tab/>if (hasErrors()) {</text:span></text:p>
      <text:p text:style-name="P7"><text:span text:style-name="T5"><text:s text:c="8"/><text:tab/>return null;</text:span></text:p>
      <text:p text:style-name="P7"><text:span text:style-name="T5"><text:s text:c="6"/><text:tab/></text:span><text:span text:style-name="T4">}</text:span></text:p>
      <text:p text:style-name="P7"><text:span text:style-name="T4"><text:s text:c="4"/><text:tab/>} catch (MissingProvideException e) {</text:span></text:p>
      <text:p text:style-name="P7"><text:span text:style-name="T4"><text:s text:c="6"/><text:tab/></text:span><text:span text:style-name="T5">report(JSError.make(</text:span></text:p>
      <text:p text:style-name="P7"><text:span text:style-name="T5"><text:s text:c="10"/><text:tab/>MISSING_ENTRY_ERROR, e.getMessage()));</text:span></text:p>
      <text:p text:style-name="P9"/>
      <text:p text:style-name="P7"><text:span text:style-name="T5"><text:s text:c="6"/><text:tab/>// If in IDE mode, we ignore the error and keep going.</text:span></text:p>
      <text:p text:style-name="P7"><text:span text:style-name="T5"><text:s text:c="6"/><text:tab/>if (hasErrors()) {</text:span></text:p>
      <text:p text:style-name="P7"><text:span text:style-name="T5"><text:s text:c="8"/><text:tab/>return null;</text:span></text:p>
      <text:p text:style-name="P7"><text:span text:style-name="T5"><text:s text:c="6"/><text:tab/></text:span><text:span text:style-name="T4">}</text:span></text:p>
      <text:p text:style-name="P7"><text:span text:style-name="T4"><text:s text:c="4"/><text:tab/></text:span><text:span text:style-name="T5">}</text:span></text:p>
      <text:p text:style-name="P7"><text:span text:style-name="T5"><text:s text:c="2"/><text:tab/>}</text:span></text:p>
      <text:p text:style-name="P1"/>
      <text:p text:style-name="P7"><text:span text:style-name="T5">t:[0 1 0 1 0 1 1 1 1 1 1 1 1 1 0 1 1 1 1 0 0 1 1 0 0 0 0 0 0 0 0 0 0 0 0 0 0 0 0 0 0 0 0 0 0 1 1 0 1 1 1 0 1 1 0 1 1 0 0 0 0 0 0 0 1 0 0 0 1 0 1 1 0 1 0 0 0 0 0 0 0 1 0 1 0 0 1 0 0 0 1 0 0 1 0 0 1 0 1 1 0 0 1 1 0 1 0 1 1 1 0 1 1 0 0 0 0 0 0 0 0 1 1 0 0 0 0 0 1 1 1 1 0 0 1 1 1 1 1 1 0 0 0 0 0 0 0 0 0 0 0]</text:span></text:p>
      <text:p text:style-name="P7"><text:span text:style-name="T5">u:[0 0 0 0 0 0 0 0 0 0 0 0 0 0 0 0 0 0 0 0 0 0 0 0 0 0 0 0 0 0 0 0 0 0 0 0 0 0 0 0 0 0 0 0 0 0 0 0 0 0 0 0 1 0 0 0 0 0 0 0 0 0 0 0 0 0 0 0 0 0 0 0 0 0 0 0 0 0 0 0 0 0 0 1 0 0 0 0 0 0 0 0 0 0 0 0 0 0 0 0 0 0 1 0 0 0 0 0 0 0 0 0 0 0 0 0 0 0 0 0 0 0 0 0 0 0 0 0 0 0 0 0 0 0 0 0 0 0 0 0 0 0 0 0 0 0 0 0 0 0 0]</text:span></text:p>
      <text:p text:style-name="P7"><text:soft-page-break/><text:span text:style-name="T5">s:[0 0 0 0 0 0 1 1 1 1 1 1 1 1 0 0 1 1 1 0 0 1 0 0 </text:span><text:span text:style-name="T4">1 1</text:span><text:span text:style-name="T5"> 0 0 0 0 0 0 0 0 0 0 0 0 0 0 0 0 0 0 0 0 0 0 0 0 0 0 1 0 0 0 0 0 0 0 0 0 0 0 0 0 0 0 0 0 0 1 0 0 0 0 0 0 0 0 0 0 0 1 0 0 0 0 0 0 0 0 0 0 0 0 0 0 1 1 0 0 1 0 0 0 0 0 0 0 0 0 0 0 0 0 0 0 0 0 0 1 0 0 0 0 0 0 0 1 0 0 0 0 0 0 0 0 0 0 0 0 0 0 0 0 0 0 0 0 0]</text:span></text:p>
      <text:p text:style-name="P1"/>
      <text:p text:style-name="Standard"><text:span text:style-name="T4">com.google.javascript.jscomp.JsMessageVisitor.visit</text:span></text:p>
      <text:p text:style-name="P1"/>
      <text:p text:style-name="Standard"><text:span text:style-name="T5">Exception occurs and blocks the coverage of the DUAs</text:span></text:p>
      <text:p text:style-name="P5"/>
      <text:p text:style-name="P7"><text:span text:style-name="T5">"8" : <text:s/>"(187,276, this)",</text:span></text:p>
      <text:p text:style-name="P7"><text:span text:style-name="T5">"9" : <text:s/>"(187,299, this)",</text:span></text:p>
      <text:p text:style-name="P1"/>
      <text:p text:style-name="Standard"><text:span text:style-name="T5"><text:tab/></text:span><text:span text:style-name="T4">try {</text:span></text:p>
      <text:p text:style-name="Standard"><text:span text:style-name="T5"><text:s text:c="2"/><text:tab/>if (isVar) {</text:span></text:p>
      <text:p text:style-name="Standard"><text:span text:style-name="T5"><text:s text:c="4"/><text:tab/>extractMessageFromVariable(builder, node, parent, parent.getParent());</text:span></text:p>
      <text:p text:style-name="Standard"><text:span text:style-name="T5"><text:s text:c="2"/><text:tab/>} else {</text:span></text:p>
      <text:p text:style-name="Standard"><text:span text:style-name="T5"><text:s text:c="4"/><text:tab/>extractMessageFromProperty(builder, node.getFirstChild(), node);</text:span></text:p>
      <text:p text:style-name="Standard"><text:span text:style-name="T5"><text:s text:c="2"/><text:tab/>}</text:span></text:p>
      <text:p text:style-name="Standard"><text:span text:style-name="T5"><text:tab/></text:span><text:span text:style-name="T4">} catch (MalformedException ex) {</text:span></text:p>
      <text:p text:style-name="Standard"><text:span text:style-name="T5"><text:s text:c="2"/><text:tab/>compiler.report(traversal.makeError(ex.getNode(),</text:span></text:p>
      <text:p text:style-name="Standard"><text:span text:style-name="T5"><text:s text:c="6"/><text:tab/>MESSAGE_TREE_MALFORMED, ex.getMessage()));</text:span></text:p>
      <text:p text:style-name="Standard"><text:span text:style-name="T5"><text:s text:c="2"/><text:tab/>return;</text:span></text:p>
      <text:p text:style-name="Standard"><text:span text:style-name="T5"><text:tab/></text:span><text:span text:style-name="T4">}</text:span></text:p>
      <text:p text:style-name="P5"/>
      <text:p text:style-name="P7"><text:soft-page-break/><text:span text:style-name="T5">Wrong subsumption: visit</text:span></text:p>
      <text:p text:style-name="P7"><text:span text:style-name="T5">t:[0 1 0 0 0 0 0 0 0 0 0 0 0 1 0 1 0 0 1 1 0 0 0 0 0 0 1 1 1 1 0 0 0 0 0 0 0 0 1 0 0 1 1 1 1 0 1 1 1 0 1 1 1 1 0 0 0 0 0 0 0 0 0 0 0 0 0 0 0 0 0 1 1 1 0 0 0 0 0 1 0 1 0 0 1 0 0 0 1 1 0 0 0 0 0 0 0 0 0 0 0 0 0 0 0 0 0 0 0 0 0 0 0 0 0 0 0 1 0 0 0 0 1 1 0 0 0 0 1 0 0 0 0 0 1 0 0 0 0 0 0 0 0 0 0 0 0 0]</text:span></text:p>
      <text:p text:style-name="P7"><text:span text:style-name="T5">u:[0 0 0 0 0 0 0 0 0 0 0 0 0 0 0 0 0 0 0 0 0 0 0 0 0 0 0 0 0 0 0 0 0 0 0 0 0 0 0 0 0 0 0 0 0 0 0 0 0 0 0 0 0 0 0 0 0 0 0 0 0 0 0 0 0 0 0 0 0 0 0 0 0 0 0 0 0 0 0 1 0 0 0 0 0 0 0 0 0 0 0 0 0 0 0 0 0 0 0 0 0 0 0 0 0 0 0 0 0 0 0 0 0 0 0 0 0 0 0 0 0 0 0 0 0 0 0 0 0 0 0 0 0 0 0 0 0 0 0 0 0 0 0 0 0 0 0 0]</text:span></text:p>
      <text:p text:style-name="P7"><text:span text:style-name="T5">s:[0 1 0 0 0 </text:span><text:span text:style-name="T4">1</text:span><text:span text:style-name="T5"> 0 0 </text:span><text:span text:style-name="T4">1 1</text:span><text:span text:style-name="T5"> 0 0 0 1 0 0 0 0 0 1 </text:span><text:span text:style-name="T4">1</text:span><text:span text:style-name="T5"> 0 0 0 0 0 0 0 0 1 0 0 0 0 0 </text:span><text:span text:style-name="T4">1</text:span><text:span text:style-name="T5"> 0 0 1 0 0 1 1 1 0 0 0 1 1 0 1 0 0 0 0 0 0 0 0 0 0 0 0 0 0 </text:span><text:span text:style-name="T4">1</text:span><text:span text:style-name="T5"> 0 0 0 0 0 1 1 1 1 0 0 0 0 1 0 0 0 0 1 1 1 0 0 0 0 1 0 0 0 0 0 0 0 0 0 0 0 0 0 0 0 0 0 0 0 0 0 0 0 0 0 0 0 0 0 0 1 0 0 0 0 0 0 1 0 0 0 1 1 1 0 0 1 1 0 0 0 0 0 0 0 0]</text:span></text:p>
      <text:p text:style-name="P1"/>
      <text:p text:style-name="Standard"><text:span text:style-name="T1">Codec</text:span></text:p>
      <text:p text:style-name="P1"/>
      <text:p text:style-name="P7"><text:span text:style-name="T4">org.apache.commons.codec.binary.Hex.decode</text:span></text:p>
      <text:p text:style-name="P5"/>
      <text:p text:style-name="Standard"><text:span text:style-name="T5">Exception occurs and blocks the coverage of the DUAs</text:span></text:p>
      <text:p text:style-name="P5"/>
      <text:p text:style-name="P7"><text:span text:style-name="T5">"2" : <text:s/>"(151,151, object)" is subsumed but not covered</text:span></text:p>
      <text:p text:style-name="P9"/>
      <text:p text:style-name="P7"><text:span text:style-name="T5">Wrong subsumption: decode</text:span></text:p>
      <text:p text:style-name="P7"><text:span text:style-name="T5">t:[0 1 0]</text:span></text:p>
      <text:p text:style-name="P7"><text:span text:style-name="T5">u:[0 1 0]</text:span></text:p>
      <text:p text:style-name="P7"><text:span text:style-name="T5">s:[0 1 </text:span><text:span text:style-name="T4">1</text:span><text:span text:style-name="T5">]</text:span></text:p>
      <text:p text:style-name="P9"/>
      <text:p text:style-name="P7"><text:span text:style-name="T5"><text:tab/>public Object decode(Object object) throws DecoderException {</text:span></text:p>
      <text:p text:style-name="P7"><text:span text:style-name="T5"><text:s text:c="3"/><text:tab/> </text:span><text:span text:style-name="T4">try {</text:span></text:p>
      <text:p text:style-name="P7"><text:span text:style-name="T5"><text:s text:c="8"/><text:tab/>char[] charArray = object instanceof String ? ((String) object).toCharArray() : (char[]) object;</text:span></text:p>
      <text:p text:style-name="P7"><text:soft-page-break/><text:span text:style-name="T5"><text:s text:c="3"/><text:tab/> <text:tab/>return decodeHex(charArray);</text:span></text:p>
      <text:p text:style-name="P7"><text:span text:style-name="T5"><text:s text:c="3"/><text:tab/> </text:span><text:span text:style-name="T4">} catch (ClassCastException e) {</text:span></text:p>
      <text:p text:style-name="P7"><text:span text:style-name="T5"><text:s text:c="3"/><text:tab/> <text:tab/>throw new DecoderException(e.getMessage());</text:span></text:p>
      <text:p text:style-name="P7"><text:span text:style-name="T5"><text:s text:c="3"/><text:tab/> </text:span><text:span text:style-name="T4">}</text:span></text:p>
      <text:p text:style-name="P7"><text:span text:style-name="T5"><text:s text:c="4"/>}</text:span></text:p>
      <text:p text:style-name="P9"/>
      <text:p text:style-name="P7"><text:span text:style-name="T4">org.apache.commons.codec.binary.Hex.encode</text:span></text:p>
      <text:p text:style-name="P8"/>
      <text:p text:style-name="Standard"><text:span text:style-name="T5">Exception occurs and blocks the coverage of the DUAs</text:span></text:p>
      <text:p text:style-name="P5"/>
      <text:p text:style-name="P7"><text:span text:style-name="T5">"2" : <text:s/>"(185,185, object)"}] is subsumed but not covered</text:span></text:p>
      <text:p text:style-name="P9"/>
      <text:p text:style-name="P7"><text:span text:style-name="T5">Wrong subsumption: encode</text:span></text:p>
      <text:p text:style-name="P7"><text:span text:style-name="T5">t:[0 1 0]</text:span></text:p>
      <text:p text:style-name="P7"><text:span text:style-name="T5">u:[0 1 0]</text:span></text:p>
      <text:p text:style-name="P7"><text:span text:style-name="T5">s:[0 1 1]</text:span></text:p>
      <text:p text:style-name="P9"/>
      <text:p text:style-name="P7"><text:span text:style-name="T5"><text:tab/>public Object encode(Object object) throws EncoderException { <text:s text:c="3"/></text:span></text:p>
      <text:p text:style-name="P7"><text:span text:style-name="T5"><text:s text:c="3"/><text:tab/> </text:span><text:span text:style-name="T4">try {</text:span></text:p>
      <text:p text:style-name="P7"><text:span text:style-name="T5"><text:s text:c="8"/><text:tab/>byte[] byteArray = object instanceof String ? ((String) object).getBytes() : (byte[]) object;</text:span></text:p>
      <text:p text:style-name="P7"><text:span text:style-name="T5"><text:s text:c="3"/><text:tab/><text:tab/> return encodeHex(byteArray);</text:span></text:p>
      <text:p text:style-name="P7"><text:soft-page-break/><text:span text:style-name="T5"><text:s text:c="3"/><text:tab/> </text:span><text:span text:style-name="T4">} catch (ClassCastException e) {</text:span></text:p>
      <text:p text:style-name="P7"><text:span text:style-name="T5"><text:s text:c="3"/><text:tab/><text:tab/> throw new EncoderException(e.getMessage());</text:span></text:p>
      <text:p text:style-name="P7"><text:span text:style-name="T5"><text:s text:c="3"/><text:tab/> </text:span><text:span text:style-name="T4">}</text:span></text:p>
      <text:p text:style-name="P7"><text:span text:style-name="T5"><text:s text:c="4"/>}</text:span></text:p>
      <text:p text:style-name="P9"/>
      <text:p text:style-name="P9"/>
      <text:p text:style-name="P7"><text:span text:style-name="T1">Collections</text:span></text:p>
      <text:p text:style-name="P9"/>
      <text:p text:style-name="P7"><text:span text:style-name="T4">org.apache.commons.collections4.CollectionUtils.size</text:span></text:p>
      <text:p text:style-name="P5"/>
      <text:p text:style-name="Standard"><text:span text:style-name="T5">Exception occurs and blocks the coverage of the DUAs</text:span></text:p>
      <text:p text:style-name="P5"/>
      <text:p text:style-name="P7"><text:span text:style-name="T5">"33" : <text:s/>"(1518,1523, total)"</text:span></text:p>
      <text:p text:style-name="P9"/>
      <text:p text:style-name="P7"><text:span text:style-name="T5">Wrong subsumption: size</text:span></text:p>
      <text:p text:style-name="P7"><text:span text:style-name="T5">t:[0 1 0 1 0 1 0 1 0 1 0 1 0 1 1 0 0 0 0 0 0 0 0 0 0 0 0 0 0 0 0 0 0 0]</text:span></text:p>
      <text:p text:style-name="P7"><text:span text:style-name="T5">u:[0 0 0 0 0 0 0 0 0 0 0 0 0 1 1 0 0 0 0 0 0 0 0 0 0 0 0 0 0 0 0 0 0 1]</text:span></text:p>
      <text:p text:style-name="P7"><text:span text:style-name="T5">s:[0 1 0 1 0 1 0 1 0 1 0 1 0 1 1 0 0 0 0 0 0 0 0 0 0 0 0 0 0 0 0 0 0 1]</text:span></text:p>
      <text:p text:style-name="P9"/>
      <text:p text:style-name="P7"><text:span text:style-name="T5"><text:tab/>public static int size(final Object object) {</text:span></text:p>
      <text:p text:style-name="P7"><text:span text:style-name="T5"><text:s text:c="4"/><text:tab/>if (object == null) {</text:span></text:p>
      <text:p text:style-name="P7"><text:soft-page-break/><text:span text:style-name="T5"><text:s text:c="8"/><text:tab/>return 0;</text:span></text:p>
      <text:p text:style-name="P7"><text:span text:style-name="T5"><text:s text:c="4"/><text:tab/>}</text:span></text:p>
      <text:p text:style-name="P7"><text:span text:style-name="T5"><text:s text:c="4"/><text:tab/>int total = 0;</text:span></text:p>
      <text:p text:style-name="P7"><text:span text:style-name="T5"><text:s text:c="4"/><text:tab/>if (object instanceof Map&lt;?,?&gt;) {</text:span></text:p>
      <text:p text:style-name="P7"><text:span text:style-name="T5"><text:s text:c="8"/><text:tab/>total = ((Map&lt;?, ?&gt;) object).size();</text:span></text:p>
      <text:p text:style-name="P7"><text:span text:style-name="T5"><text:s text:c="4"/><text:tab/>} else if (object instanceof Collection&lt;?&gt;) {</text:span></text:p>
      <text:p text:style-name="P7"><text:span text:style-name="T5"><text:s text:c="8"/><text:tab/>total = ((Collection&lt;?&gt;) object).size();</text:span></text:p>
      <text:p text:style-name="P7"><text:span text:style-name="T5"><text:s text:c="4"/><text:tab/>} else if (object instanceof Iterable&lt;?&gt;) {</text:span></text:p>
      <text:p text:style-name="P7"><text:span text:style-name="T5"><text:s text:c="8"/><text:tab/>total = IterableUtils.size((Iterable&lt;?&gt;) object);</text:span></text:p>
      <text:p text:style-name="P7"><text:span text:style-name="T5"><text:s text:c="4"/><text:tab/>} else if (object instanceof Object[]) {</text:span></text:p>
      <text:p text:style-name="P7"><text:span text:style-name="T5"><text:s text:c="8"/><text:tab/>total = ((Object[]) object).length;</text:span></text:p>
      <text:p text:style-name="P7"><text:span text:style-name="T5"><text:s text:c="4"/><text:tab/>} else if (object instanceof Iterator&lt;?&gt;) {</text:span></text:p>
      <text:p text:style-name="P7"><text:span text:style-name="T5"><text:s text:c="8"/><text:tab/>total = IteratorUtils.size((Iterator&lt;?&gt;) object);</text:span></text:p>
      <text:p text:style-name="P7"><text:span text:style-name="T5"><text:s text:c="4"/><text:tab/>} else if (object instanceof Enumeration&lt;?&gt;) {</text:span></text:p>
      <text:p text:style-name="P7"><text:span text:style-name="T5"><text:s text:c="8"/><text:tab/>final Enumeration&lt;?&gt; it = (Enumeration&lt;?&gt;) object;</text:span></text:p>
      <text:p text:style-name="P7"><text:span text:style-name="T5"><text:s text:c="8"/><text:tab/>while (it.hasMoreElements()) {</text:span></text:p>
      <text:p text:style-name="P7"><text:span text:style-name="T5"><text:s text:c="12"/><text:tab/>total++;</text:span></text:p>
      <text:p text:style-name="P7"><text:span text:style-name="T5"><text:s text:c="12"/><text:tab/>it.nextElement();</text:span></text:p>
      <text:p text:style-name="P7"><text:span text:style-name="T5"><text:s text:c="8"/><text:tab/>}</text:span></text:p>
      <text:p text:style-name="P7"><text:span text:style-name="T5"><text:s text:c="4"/><text:tab/>} else {</text:span></text:p>
      <text:p text:style-name="P7"><text:span text:style-name="T5"><text:s text:c="8"/><text:tab/></text:span><text:span text:style-name="T4">try {</text:span></text:p>
      <text:p text:style-name="P7"><text:soft-page-break/><text:span text:style-name="T5"><text:s/>1518: <text:s text:c="10"/><text:tab/></text:span><text:span text:style-name="T4">total</text:span><text:span text:style-name="T5"> = Array.getLength(object);</text:span></text:p>
      <text:p text:style-name="P7"><text:span text:style-name="T5"><text:s text:c="8"/><text:tab/></text:span><text:span text:style-name="T4">} catch (final IllegalArgumentException ex) {</text:span></text:p>
      <text:p text:style-name="P7"><text:span text:style-name="T5"><text:s text:c="12"/><text:tab/>throw new IllegalArgumentException("Unsupported object type: " + object.getClass().getName());</text:span></text:p>
      <text:p text:style-name="P7"><text:span text:style-name="T5"><text:s text:c="8"/><text:tab/></text:span><text:span text:style-name="T4">}</text:span></text:p>
      <text:p text:style-name="P7"><text:span text:style-name="T5"><text:s text:c="4"/><text:tab/>}</text:span></text:p>
      <text:p text:style-name="P7"><text:span text:style-name="T5">1523: <text:s text:c="3"/><text:tab/>return </text:span><text:span text:style-name="T4">total</text:span><text:span text:style-name="T5">;</text:span></text:p>
      <text:p text:style-name="P7"><text:span text:style-name="T5"><text:tab/>}</text:span></text:p>
      <text:p text:style-name="P9"/>
      <text:p text:style-name="P9"/>
      <text:p text:style-name="Standard"><text:span text:style-name="T1">Gson</text:span></text:p>
      <text:p text:style-name="P1"/>
      <text:p text:style-name="Standard"><text:span text:style-name="T4">com.google.gson.Streams.parse</text:span></text:p>
      <text:p text:style-name="P9"/>
      <text:p text:style-name="Standard"><text:span text:style-name="T5">Exception occurs and blocks the coverage of the DUAs</text:span></text:p>
      <text:p text:style-name="P8"/>
      <text:p text:style-name="P7"><text:span text:style-name="T5">"14" : <text:s/>"(38,(52,55), reader)",</text:span></text:p>
      <text:p text:style-name="P7"><text:span text:style-name="T5">"15" : <text:s/>"(38,55, reader)",</text:span><text:span text:style-name="T4"> </text:span></text:p>
      <text:p text:style-name="P1"/>
      <text:p text:style-name="P7"><text:span text:style-name="T5">Wrong subsumption: parse</text:span></text:p>
      <text:p text:style-name="P7"><text:span text:style-name="T5">t:[0 0 1 0 0 1 0 0 0 0 0 0 1 1 0 0 1 0 0 1 0 0 0 1 0 0 1 0 0 1 0 0]</text:span></text:p>
      <text:p text:style-name="P7"><text:span text:style-name="T5">u:[0 0 0 0 0 0 0 0 0 0 0 0 0 1 0 0 1 0 0 0 0 0 0 0 0 0 0 0 0 1 0 0]</text:span></text:p>
      <text:p text:style-name="P7"><text:soft-page-break/><text:span text:style-name="T5">s:[0 0 0 0 0 1 0 0 0 0 0 0 1 1 </text:span><text:span text:style-name="T4">1 1</text:span><text:span text:style-name="T5"> 1 0 0 0 0 0 0 0 0 0 1 0 </text:span><text:span text:style-name="T4">1</text:span><text:span text:style-name="T5"> 1 0 0]</text:span></text:p>
      <text:p text:style-name="P1"/>
      <text:p text:style-name="P7"><text:span text:style-name="T5"><text:s text:c="2"/>static JsonElement parse(JsonReader reader) throws JsonParseException {</text:span></text:p>
      <text:p text:style-name="P7"><text:span text:style-name="T5"><text:tab/></text:span><text:span text:style-name="T4">try {</text:span></text:p>
      <text:p text:style-name="P7"><text:span text:style-name="T5"><text:s text:c="2"/><text:tab/>switch (reader.peek()) {</text:span></text:p>
      <text:p text:style-name="P7"><text:span text:style-name="T5"><text:s text:c="2"/><text:tab/>case STRING:</text:span></text:p>
      <text:p text:style-name="P7"><text:span text:style-name="T5"><text:s text:c="4"/><text:tab/>return new JsonPrimitive(reader.nextString());</text:span></text:p>
      <text:p text:style-name="P7"><text:span text:style-name="T5"><text:s text:c="2"/><text:tab/>case NUMBER:</text:span></text:p>
      <text:p text:style-name="P7"><text:span text:style-name="T5"><text:s text:c="4"/><text:tab/>String number = reader.nextString();</text:span></text:p>
      <text:p text:style-name="P7"><text:span text:style-name="T5"><text:s text:c="4"/><text:tab/>return new JsonPrimitive(JsonPrimitive.stringToNumber(number));</text:span></text:p>
      <text:p text:style-name="P7"><text:span text:style-name="T5"><text:s text:c="2"/><text:tab/>case BOOLEAN:</text:span></text:p>
      <text:p text:style-name="P7"><text:span text:style-name="T5"><text:s text:c="4"/><text:tab/>return new JsonPrimitive(reader.nextBoolean());</text:span></text:p>
      <text:p text:style-name="P7"><text:span text:style-name="T5"><text:s text:c="2"/><text:tab/>case NULL:</text:span></text:p>
      <text:p text:style-name="P7"><text:span text:style-name="T5"><text:s text:c="4"/><text:tab/>reader.nextNull();</text:span></text:p>
      <text:p text:style-name="P7"><text:span text:style-name="T5"><text:s text:c="4"/><text:tab/>return JsonNull.createJsonNull();</text:span></text:p>
      <text:p text:style-name="P7"><text:span text:style-name="T5"><text:s text:c="2"/><text:tab/>case BEGIN_ARRAY:</text:span></text:p>
      <text:p text:style-name="P7"><text:span text:style-name="T5"><text:s text:c="4"/><text:tab/>JsonArray array = new JsonArray();</text:span></text:p>
      <text:p text:style-name="P7"><text:span text:style-name="T5"><text:s text:c="4"/><text:tab/>reader.beginArray();</text:span></text:p>
      <text:p text:style-name="P7"><text:span text:style-name="T5"><text:s text:c="4"/><text:tab/>while (reader.hasNext()) {</text:span></text:p>
      <text:p text:style-name="P7"><text:span text:style-name="T5"><text:s text:c="6"/><text:tab/>array.add(parse(reader));</text:span></text:p>
      <text:p text:style-name="P7"><text:span text:style-name="T5"><text:s text:c="4"/><text:tab/>}</text:span></text:p>
      <text:p text:style-name="P7"><text:soft-page-break/><text:span text:style-name="T5"><text:s text:c="4"/><text:tab/>reader.endArray();</text:span></text:p>
      <text:p text:style-name="P7"><text:span text:style-name="T5"><text:s text:c="4"/><text:tab/>return array;</text:span></text:p>
      <text:p text:style-name="P7"><text:span text:style-name="T5"><text:s text:c="2"/><text:tab/>case BEGIN_OBJECT:</text:span></text:p>
      <text:p text:style-name="P7"><text:span text:style-name="T5"><text:s text:c="4"/><text:tab/>JsonObject object = new JsonObject();</text:span></text:p>
      <text:p text:style-name="P7"><text:span text:style-name="T5"><text:s text:c="4"/><text:tab/>reader.beginObject();</text:span></text:p>
      <text:p text:style-name="P7"><text:span text:style-name="T5"><text:s text:c="4"/><text:tab/>while (reader.hasNext()) {</text:span></text:p>
      <text:p text:style-name="P7"><text:span text:style-name="T5"><text:s text:c="6"/><text:tab/>object.add(reader.nextName(), parse(reader));</text:span></text:p>
      <text:p text:style-name="P7"><text:span text:style-name="T5"><text:s text:c="4"/><text:tab/>}</text:span></text:p>
      <text:p text:style-name="P7"><text:span text:style-name="T5"><text:s text:c="4"/><text:tab/>reader.endObject();</text:span></text:p>
      <text:p text:style-name="P7"><text:span text:style-name="T5"><text:s text:c="4"/><text:tab/>return object;</text:span></text:p>
      <text:p text:style-name="P7"><text:span text:style-name="T5"><text:s text:c="2"/><text:tab/>case END_DOCUMENT:</text:span></text:p>
      <text:p text:style-name="P7"><text:span text:style-name="T5"><text:s text:c="2"/><text:tab/>case NAME:</text:span></text:p>
      <text:p text:style-name="P7"><text:span text:style-name="T5"><text:s text:c="2"/><text:tab/>case END_OBJECT:</text:span></text:p>
      <text:p text:style-name="P7"><text:span text:style-name="T5"><text:s text:c="2"/><text:tab/>case END_ARRAY:</text:span></text:p>
      <text:p text:style-name="P7"><text:span text:style-name="T5"><text:s text:c="2"/><text:tab/>default:</text:span></text:p>
      <text:p text:style-name="P7"><text:span text:style-name="T5"><text:s text:c="4"/><text:tab/>throw new IllegalArgumentException();</text:span></text:p>
      <text:p text:style-name="P7"><text:span text:style-name="T5"><text:s text:c="2"/><text:tab/>}</text:span></text:p>
      <text:p text:style-name="P7"><text:span text:style-name="T5"><text:tab/></text:span><text:span text:style-name="T4">} catch (EOFException e) {</text:span></text:p>
      <text:p text:style-name="P7"><text:span text:style-name="T4"><text:s text:c="2"/><text:tab/>return JsonNull.createJsonNull();</text:span></text:p>
      <text:p text:style-name="P7"><text:span text:style-name="T4"><text:tab/>} catch (MalformedJsonException e) {</text:span></text:p>
      <text:p text:style-name="P7"><text:span text:style-name="T4"><text:s text:c="2"/><text:tab/>throw new JsonSyntaxException(e);</text:span></text:p>
      <text:p text:style-name="P7"><text:soft-page-break/><text:span text:style-name="T4"><text:tab/>} catch (IOException e) {</text:span></text:p>
      <text:p text:style-name="P7"><text:span text:style-name="T4"><text:s text:c="2"/><text:tab/>throw new JsonIOException(e);</text:span></text:p>
      <text:p text:style-name="P7"><text:span text:style-name="T4"><text:tab/>} catch (NumberFormatException e) {</text:span></text:p>
      <text:p text:style-name="P7"><text:span text:style-name="T4"><text:s text:c="2"/><text:tab/>throw new JsonSyntaxException(e);</text:span></text:p>
      <text:p text:style-name="P7"><text:span text:style-name="T4"><text:tab/>}</text:span></text:p>
      <text:p text:style-name="P7"><text:span text:style-name="T5"><text:s text:c="2"/>}</text:span></text:p>
      <text:p text:style-name="P1"/>
      <text:p text:style-name="P1"/>
      <text:p text:style-name="Standard"><text:span text:style-name="T4">com.google.gson.ObjectNavigator.accept</text:span></text:p>
      <text:p text:style-name="P4"/>
      <text:p text:style-name="Standard"><text:span text:style-name="T4">Exception </text:span><text:span text:style-name="T5">occurs and ba-dua does not set the DUAs as covered.</text:span></text:p>
      <text:p text:style-name="P1"/>
      <text:p text:style-name="P7"><text:span text:style-name="T5">"7" : <text:s/>"(102,136, this)",</text:span></text:p>
      <text:p text:style-name="P7"><text:span text:style-name="T5">"16" : <text:s/>"(102,136, visitor)",</text:span></text:p>
      <text:p text:style-name="P7"><text:span text:style-name="T5">"26" : <text:s/>"(102,136, this.objTypePair)",</text:span></text:p>
      <text:p text:style-name="P8"/>
      <text:p text:style-name="P8"/>
      <text:p text:style-name="P1"/>
      <text:p text:style-name="P7"><text:span text:style-name="T5">t:[0 1 1 1 1 1 1 0 1 0 0 0 1 1 1 1 0 1 0 0 0 1 1 1 1 1 0 0 0 0 1 0 1 0 1 0 1 1 0 0 1 1 0 1 1 1 1 0 0 0 0 1 0 1 0 1 0 0 1 0 0 0 0 0 0 0 0]</text:span></text:p>
      <text:p text:style-name="P7"><text:span text:style-name="T5">u:[0 0 0 0 0 0 0 0 0 0 0 0 0 0 0 0 0 0 0 0 0 0 0 0 0 0 0 0 0 0 0 0 0 0 0 0 0 0 0 0 0 0 0 0 0 0 0 0 0 0 0 0 0 0 0 1 0 0 1 0 0 0 0 0 0 0 0]</text:span></text:p>
      <text:p text:style-name="P7"><text:span text:style-name="T5">s:[0 1 1 1 1 1 1 </text:span><text:span text:style-name="T4">1</text:span><text:span text:style-name="T5"> 1 0 0 0 1 1 1 1 </text:span><text:span text:style-name="T4">1</text:span><text:span text:style-name="T5"> 1 0 0 0 1 1 1 1 1 1 0 0 0 1 0 1 0 1 0 0 1 0 0 0 1 0 1 1 1 1 0 0 0 0 1 0 1 0 1 0 1 1 0 0 0 0 0 0 0 0]</text:span></text:p>
      <text:p text:style-name="P1"><text:soft-page-break/></text:p>
      <text:p text:style-name="Standard"><text:span text:style-name="T4">102: <text:s/>TypeInfo objTypeInfo = new TypeInfo(objTypePair.type);</text:span></text:p>
      <text:p text:style-name="P7"><text:span text:style-name="T1">…. <text:s/><text:tab/></text:span></text:p>
      <text:p text:style-name="P7"><text:span text:style-name="T4">try {</text:span></text:p>
      <text:p text:style-name="P7"><text:span text:style-name="T5"><text:s text:c="4"/><text:tab/>if (objTypeInfo.isArray()) {</text:span></text:p>
      <text:p text:style-name="P7"><text:span text:style-name="T5"><text:s text:c="6"/><text:tab/>visitor.visitArray(objectToVisit, objTypePair.type);</text:span></text:p>
      <text:p text:style-name="P7"><text:span text:style-name="T5"><text:s text:c="4"/><text:tab/>} else if (objTypeInfo.getActualType() == Object.class</text:span></text:p>
      <text:p text:style-name="P7"><text:span text:style-name="T5"><text:s text:c="8"/><text:tab/>&amp;&amp; isPrimitiveOrString(objectToVisit)) {</text:span></text:p>
      <text:p text:style-name="P7"><text:span text:style-name="T5"><text:s text:c="6"/><text:tab/>// TODO(Joel): this is only used for deserialization of "primitives"</text:span></text:p>
      <text:p text:style-name="P7"><text:span text:style-name="T5"><text:s text:c="6"/><text:tab/>// we should rethink this!!!</text:span></text:p>
      <text:p text:style-name="P7"><text:span text:style-name="T5"><text:s text:c="6"/><text:tab/>visitor.visitPrimitive(objectToVisit);</text:span></text:p>
      <text:p text:style-name="P7"><text:span text:style-name="T5"><text:s text:c="6"/><text:tab/>objectToVisit = visitor.getTarget();</text:span></text:p>
      <text:p text:style-name="P7"><text:span text:style-name="T5"><text:s text:c="4"/><text:tab/>} else {</text:span></text:p>
      <text:p text:style-name="P7"><text:span text:style-name="T5"><text:s text:c="6"/><text:tab/>visitor.startVisitingObject(objectToVisit);</text:span></text:p>
      <text:p text:style-name="P7"><text:span text:style-name="T5"><text:s text:c="6"/><text:tab/>ObjectTypePair currObjTypePair = objTypePair.toMoreSpecificType();</text:span></text:p>
      <text:p text:style-name="P7"><text:span text:style-name="T5"><text:s text:c="6"/><text:tab/>Class&lt;?&gt; topLevelClass = new TypeInfo(currObjTypePair.type).getRawClass();</text:span></text:p>
      <text:p text:style-name="P7"><text:span text:style-name="T5"><text:s text:c="6"/><text:tab/>for (Class&lt;?&gt; curr = topLevelClass; curr != null &amp;&amp; !curr.equals(Object.class); curr =</text:span></text:p>
      <text:p text:style-name="P7"><text:span text:style-name="T5"><text:s text:c="10"/><text:tab/>curr.getSuperclass()) {</text:span></text:p>
      <text:p text:style-name="P7"><text:span text:style-name="T5"><text:s text:c="8"/><text:tab/>if (!curr.isSynthetic()) {</text:span></text:p>
      <text:p text:style-name="P7"><text:span text:style-name="T5"><text:s text:c="10"/><text:tab/>navigateClassFields(objectToVisit, curr, visitor);</text:span></text:p>
      <text:p text:style-name="P7"><text:span text:style-name="T5"><text:s text:c="8"/><text:tab/>}</text:span></text:p>
      <text:p text:style-name="P7"><text:soft-page-break/><text:span text:style-name="T5"><text:s text:c="6"/><text:tab/>}</text:span></text:p>
      <text:p text:style-name="P7"><text:span text:style-name="T5"><text:s text:c="4"/><text:tab/>}</text:span></text:p>
      <text:p text:style-name="P7"><text:span text:style-name="T5"><text:s text:c="2"/><text:tab/>} </text:span><text:span text:style-name="T4">finally {</text:span></text:p>
      <text:p text:style-name="P7"><text:span text:style-name="T4">136: <text:s text:c="3"/><text:tab/>visitor.end(objTypePair);</text:span></text:p>
      <text:p text:style-name="P7"><text:span text:style-name="T4"><text:s text:c="2"/><text:tab/>}</text:span></text:p>
      <text:p text:style-name="P9"/>
      <text:p text:style-name="P5"/>
      <text:p text:style-name="Standard"><text:span text:style-name="T1">JacksonDatabind</text:span></text:p>
      <text:p text:style-name="P1"/>
      <text:p text:style-name="Standard"><text:span text:style-name="T4">com.fasterxml.jackson.databind.ser.std.ObjectArraySerializer.serializeContents</text:span></text:p>
      <text:p text:style-name="P4"/>
      <text:p text:style-name="Standard"><text:span text:style-name="T5">Exception occurs and blocks the coverage of the DUAs</text:span></text:p>
      <text:p text:style-name="P5"/>
      <text:p text:style-name="Standard"><text:span text:style-name="T5">"36" : <text:s/>"(196,(212,247), len)",</text:span></text:p>
      <text:p text:style-name="Standard"><text:span text:style-name="T5">"40" : <text:s/>"(208,212, i)"</text:span><text:span text:style-name="T4">,</text:span></text:p>
      <text:p text:style-name="P4"/>
      <text:p text:style-name="Standard"><text:span text:style-name="T4"><text:tab/></text:span><text:span text:style-name="T5">public void serializeContents(Object[] value, JsonGenerator jgen, SerializerProvider provider)</text:span></text:p>
      <text:p text:style-name="Standard"><text:span text:style-name="T5"><text:s text:c="4"/><text:tab/>throws IOException, JsonGenerationException</text:span></text:p>
      <text:p text:style-name="Standard"><text:span text:style-name="T5"><text:tab/>{</text:span></text:p>
      <text:p text:style-name="Standard"><text:span text:style-name="T5"><text:s text:c="4"/><text:tab/>final int len = value.length;</text:span></text:p>
      <text:p text:style-name="Standard"><text:span text:style-name="T5"><text:s text:c="4"/><text:tab/>if (len == 0) {</text:span></text:p>
      <text:p text:style-name="Standard"><text:soft-page-break/><text:span text:style-name="T5"><text:s text:c="8"/><text:tab/>return;</text:span></text:p>
      <text:p text:style-name="Standard"><text:span text:style-name="T5"><text:s text:c="4"/><text:tab/>}</text:span></text:p>
      <text:p text:style-name="Standard"><text:span text:style-name="T5"><text:s text:c="4"/><text:tab/>if (_elementSerializer != null) {</text:span></text:p>
      <text:p text:style-name="Standard"><text:span text:style-name="T5"><text:s text:c="8"/><text:tab/>serializeContentsUsing(value, jgen, provider, _elementSerializer);</text:span></text:p>
      <text:p text:style-name="Standard"><text:span text:style-name="T5"><text:s text:c="8"/><text:tab/>return;</text:span></text:p>
      <text:p text:style-name="Standard"><text:span text:style-name="T5"><text:s text:c="4"/><text:tab/>}</text:span></text:p>
      <text:p text:style-name="Standard"><text:span text:style-name="T5"><text:s text:c="4"/><text:tab/>if (_valueTypeSerializer != null) {</text:span></text:p>
      <text:p text:style-name="Standard"><text:span text:style-name="T5"><text:s text:c="8"/><text:tab/>serializeTypedContents(value, jgen, provider);</text:span></text:p>
      <text:p text:style-name="Standard"><text:span text:style-name="T5"><text:s text:c="8"/><text:tab/>return;</text:span></text:p>
      <text:p text:style-name="Standard"><text:span text:style-name="T5"><text:s text:c="4"/><text:tab/>}</text:span></text:p>
      <text:p text:style-name="Standard"><text:span text:style-name="T5"><text:s text:c="4"/><text:tab/>int i = 0;</text:span></text:p>
      <text:p text:style-name="Standard"><text:span text:style-name="T5"><text:s text:c="4"/><text:tab/>Object elem = null;</text:span></text:p>
      <text:p text:style-name="Standard"><text:span text:style-name="T4"><text:s text:c="4"/><text:tab/>try {</text:span></text:p>
      <text:p text:style-name="Standard"><text:span text:style-name="T4"><text:s text:c="8"/><text:tab/></text:span><text:span text:style-name="T5">PropertySerializerMap serializers = _dynamicSerializers;</text:span></text:p>
      <text:p text:style-name="Standard"><text:span text:style-name="T5"><text:s text:c="8"/><text:tab/>for (; i &lt; len; ++i) {</text:span></text:p>
      <text:p text:style-name="Standard"><text:span text:style-name="T5"><text:s text:c="12"/><text:tab/>elem = value[i];</text:span></text:p>
      <text:p text:style-name="Standard"><text:span text:style-name="T5"><text:s text:c="12"/><text:tab/>if (elem == null) {</text:span></text:p>
      <text:p text:style-name="Standard"><text:span text:style-name="T5"><text:s text:c="16"/><text:tab/>provider.defaultSerializeNull(jgen);</text:span></text:p>
      <text:p text:style-name="Standard"><text:span text:style-name="T5"><text:s text:c="16"/><text:tab/>continue;</text:span></text:p>
      <text:p text:style-name="Standard"><text:span text:style-name="T5"><text:s text:c="12"/><text:tab/>}</text:span></text:p>
      <text:p text:style-name="Standard"><text:span text:style-name="T5"><text:s text:c="12"/><text:tab/>Class&lt;?&gt; cc = elem.getClass();</text:span></text:p>
      <text:p text:style-name="Standard"><text:soft-page-break/><text:span text:style-name="T5"><text:s text:c="12"/><text:tab/>JsonSerializer&lt;Object&gt; serializer = serializers.serializerFor(cc);</text:span></text:p>
      <text:p text:style-name="Standard"><text:span text:style-name="T5"><text:s text:c="12"/><text:tab/>if (serializer == null) {</text:span></text:p>
      <text:p text:style-name="Standard"><text:span text:style-name="T5"><text:s text:c="16"/><text:tab/>// To fix [JACKSON-508]</text:span></text:p>
      <text:p text:style-name="Standard"><text:span text:style-name="T5"><text:s text:c="16"/><text:tab/>if (_elementType.hasGenericTypes()) {</text:span></text:p>
      <text:p text:style-name="Standard"><text:span text:style-name="T5"><text:s text:c="20"/><text:tab/>serializer = _findAndAddDynamic(serializers,</text:span></text:p>
      <text:p text:style-name="Standard"><text:span text:style-name="T5"><text:s text:c="28"/><text:tab/>provider.constructSpecializedType(_elementType, cc), provider);</text:span></text:p>
      <text:p text:style-name="Standard"><text:span text:style-name="T5"><text:s text:c="16"/><text:tab/>} else {</text:span></text:p>
      <text:p text:style-name="Standard"><text:span text:style-name="T5"><text:s text:c="20"/><text:tab/>serializer = _findAndAddDynamic(serializers, cc, provider);</text:span></text:p>
      <text:p text:style-name="Standard"><text:span text:style-name="T4"><text:s text:c="16"/><text:tab/>}</text:span></text:p>
      <text:p text:style-name="Standard"><text:span text:style-name="T4"><text:s text:c="12"/><text:tab/>}</text:span></text:p>
      <text:p text:style-name="Standard"><text:span text:style-name="T4"><text:s text:c="12"/><text:tab/>serializer.serialize(elem, jgen, provider);</text:span></text:p>
      <text:p text:style-name="Standard"><text:span text:style-name="T4"><text:s text:c="8"/><text:tab/>}</text:span></text:p>
      <text:p text:style-name="Standard"><text:span text:style-name="T4"><text:s text:c="4"/><text:tab/>} catch (IOException ioe) {</text:span></text:p>
      <text:p text:style-name="Standard"><text:span text:style-name="T4"><text:s text:c="8"/><text:tab/>throw ioe;</text:span></text:p>
      <text:p text:style-name="Standard"><text:span text:style-name="T4"><text:s text:c="4"/><text:tab/>} catch (Exception e) {</text:span></text:p>
      <text:p text:style-name="Standard"><text:span text:style-name="T4"><text:s text:c="8"/><text:tab/></text:span><text:span text:style-name="T5">// [JACKSON-55] Need to add reference information</text:span></text:p>
      <text:p text:style-name="Standard"><text:span text:style-name="T5"><text:s text:c="8"/><text:tab/>/* 05-Mar-2009, tatu: But one nasty edge is when we get</text:span></text:p>
      <text:p text:style-name="Standard"><text:span text:style-name="T5"><text:s text:c="9"/><text:tab/>* <text:s text:c="2"/>StackOverflow: usually due to infinite loop. But that gets</text:span></text:p>
      <text:p text:style-name="Standard"><text:span text:style-name="T5"><text:s text:c="9"/><text:tab/>* <text:s text:c="2"/>hidden within an InvocationTargetException...</text:span></text:p>
      <text:p text:style-name="Standard"><text:span text:style-name="T5"><text:s text:c="9"/><text:tab/>*/</text:span></text:p>
      <text:p text:style-name="Standard"><text:span text:style-name="T5"><text:s text:c="8"/><text:tab/>Throwable t = e;</text:span></text:p>
      <text:p text:style-name="Standard"><text:soft-page-break/><text:span text:style-name="T5"><text:s text:c="8"/><text:tab/>while (t instanceof InvocationTargetException &amp;&amp; t.getCause() != null) {</text:span></text:p>
      <text:p text:style-name="Standard"><text:span text:style-name="T5"><text:s text:c="12"/><text:tab/>t = t.getCause();</text:span></text:p>
      <text:p text:style-name="Standard"><text:span text:style-name="T5"><text:s text:c="8"/><text:tab/>}</text:span></text:p>
      <text:p text:style-name="Standard"><text:span text:style-name="T5"><text:s text:c="8"/><text:tab/>if (t instanceof Error) {</text:span></text:p>
      <text:p text:style-name="Standard"><text:span text:style-name="T5"><text:s text:c="12"/><text:tab/>throw (Error) t;</text:span></text:p>
      <text:p text:style-name="Standard"><text:span text:style-name="T5"><text:s text:c="8"/><text:tab/>}</text:span></text:p>
      <text:p text:style-name="Standard"><text:span text:style-name="T4"><text:s text:c="8"/><text:tab/>throw JsonMappingException.wrapWithPath(t, elem, i);</text:span></text:p>
      <text:p text:style-name="Standard"><text:span text:style-name="T4"><text:s text:c="4"/><text:tab/>}</text:span></text:p>
      <text:p text:style-name="Standard"><text:span text:style-name="T4"><text:tab/>}</text:span></text:p>
      <text:p text:style-name="P4"/>
      <text:p text:style-name="Standard"><text:span text:style-name="T4">com.fasterxml.jackson.databind.ObjectWriter._configAndWriteValue</text:span></text:p>
      <text:p text:style-name="P4"/>
      <text:p text:style-name="Standard"><text:span text:style-name="T4">Exception </text:span><text:span text:style-name="T5">occurs and ba-dua does not set the DUAs as covered.</text:span></text:p>
      <text:p text:style-name="Standard"><text:span text:style-name="T5">"8" : <text:s/>"(672,686, jgen)"</text:span></text:p>
      <text:p text:style-name="P4"/>
      <text:p text:style-name="Standard"><text:span text:style-name="T5">Wrong subsumption: _configAndWriteValue</text:span></text:p>
      <text:p text:style-name="Standard"><text:span text:style-name="T5">t:[0 1 1 0 0 1 0 0 0 0 1 0 0 1 0 0 0 0 1 0 1 0 0 1 1 0 0 0 0 0]</text:span></text:p>
      <text:p text:style-name="Standard"><text:span text:style-name="T5">u:[0 1 0 0 0 0 0 0 0 0 0 0 0 0 0 0 0 0 1 0 0 0 0 1 0 0 0 0 0 0]</text:span></text:p>
      <text:p text:style-name="Standard"><text:span text:style-name="T5">s:[0 1 0 0 0 0 0 0 1 0 0 0 0 0 0 0 0 0 1 0 0 0 0 1 0 0 0 0 0 0]</text:span></text:p>
      <text:p text:style-name="P5"/>
      <text:p text:style-name="Standard"><text:span text:style-name="T5">protected final void _configAndWriteValue(JsonGenerator jgen, Object value)</text:span></text:p>
      <text:p text:style-name="Standard"><text:soft-page-break/><text:span text:style-name="T5"><text:s text:c="4"/><text:tab/>throws IOException, JsonGenerationException, JsonMappingException</text:span></text:p>
      <text:p text:style-name="Standard"><text:span text:style-name="T5"><text:tab/>{</text:span></text:p>
      <text:p text:style-name="Standard"><text:span text:style-name="T5"><text:s text:c="4"/><text:tab/>_configureJsonGenerator(jgen);</text:span></text:p>
      <text:p text:style-name="Standard"><text:span text:style-name="T5"><text:s text:c="4"/><text:tab/>// [JACKSON-282]: consider Closeable</text:span></text:p>
      <text:p text:style-name="Standard"><text:span text:style-name="T5"><text:s text:c="4"/><text:tab/>if (_config.isEnabled(SerializationFeature.CLOSE_CLOSEABLE) &amp;&amp; (value instanceof Closeable)) {</text:span></text:p>
      <text:p text:style-name="Standard"><text:span text:style-name="T5"><text:s text:c="8"/><text:tab/>_writeCloseable(jgen, value, _config);</text:span></text:p>
      <text:p text:style-name="Standard"><text:span text:style-name="T5"><text:s text:c="8"/><text:tab/>return;</text:span></text:p>
      <text:p text:style-name="Standard"><text:span text:style-name="T5"><text:s text:c="4"/><text:tab/>}</text:span></text:p>
      <text:p text:style-name="Standard"><text:span text:style-name="T5"><text:s text:c="4"/><text:tab/>boolean closed = false;</text:span></text:p>
      <text:p text:style-name="Standard"><text:span text:style-name="T5"><text:s text:c="4"/><text:tab/></text:span><text:span text:style-name="T4">try {</text:span></text:p>
      <text:p text:style-name="Standard"><text:span text:style-name="T5"><text:s text:c="8"/><text:tab/>if (_rootType == null) {</text:span></text:p>
      <text:p text:style-name="Standard"><text:span text:style-name="T5"><text:s text:c="12"/><text:tab/>_serializerProvider(_config).serializeValue(jgen, value);</text:span></text:p>
      <text:p text:style-name="Standard"><text:span text:style-name="T5"><text:s text:c="8"/><text:tab/>} else {</text:span></text:p>
      <text:p text:style-name="Standard"><text:span text:style-name="T5"><text:s text:c="12"/><text:tab/>_serializerProvider(_config).serializeValue(jgen, value, _rootType, _rootSerializer);</text:span></text:p>
      <text:p text:style-name="Standard"><text:span text:style-name="T5"><text:s text:c="8"/><text:tab/>}</text:span></text:p>
      <text:p text:style-name="Standard"><text:span text:style-name="T5"><text:s text:c="8"/><text:tab/>closed = true;</text:span></text:p>
      <text:p text:style-name="Standard"><text:span text:style-name="T5"><text:s text:c="8"/><text:tab/>jgen.close();</text:span></text:p>
      <text:p text:style-name="Standard"><text:span text:style-name="T5"><text:s text:c="4"/><text:tab/>}</text:span><text:span text:style-name="T4"> finally {</text:span></text:p>
      <text:p text:style-name="Standard"><text:span text:style-name="T5"><text:s text:c="8"/><text:tab/>/* won't try to close twice; also, must catch exception (so it</text:span></text:p>
      <text:p text:style-name="Standard"><text:span text:style-name="T5"><text:s text:c="9"/><text:tab/>* will not mask exception that is pending)</text:span></text:p>
      <text:p text:style-name="Standard"><text:span text:style-name="T5"><text:s text:c="9"/><text:tab/>*/</text:span></text:p>
      <text:p text:style-name="Standard"><text:soft-page-break/><text:span text:style-name="T5"><text:s text:c="8"/><text:tab/>if (!closed) {</text:span></text:p>
      <text:p text:style-name="Standard"><text:span text:style-name="T5"><text:s text:c="12"/><text:tab/>try {</text:span></text:p>
      <text:p text:style-name="Standard"><text:span text:style-name="T5"><text:s text:c="16"/><text:tab/>jgen.close();</text:span></text:p>
      <text:p text:style-name="Standard"><text:span text:style-name="T5"><text:s text:c="12"/><text:tab/>} catch (IOException ioe) { }</text:span></text:p>
      <text:p text:style-name="Standard"><text:span text:style-name="T5"><text:s text:c="8"/><text:tab/>}</text:span></text:p>
      <text:p text:style-name="Standard"><text:span text:style-name="T5"><text:s text:c="4"/><text:tab/>}</text:span></text:p>
      <text:p text:style-name="Standard"><text:span text:style-name="T5"><text:tab/>}</text:span></text:p>
      <text:p text:style-name="P5"/>
      <text:p text:style-name="P5"/>
      <text:p text:style-name="Standard"><text:span text:style-name="T4">com.fasterxml.jackson.databind.ObjectMapper._readMapAndClose</text:span></text:p>
      <text:p text:style-name="P4"/>
      <text:p text:style-name="Standard"><text:span text:style-name="T5">Exception occurs and blocks the coverage of the DUAs</text:span></text:p>
      <text:p text:style-name="P4"/>
      <text:p text:style-name="Standard"><text:span text:style-name="T5">"6" : <text:s/>"(2873,2892, jp)",</text:span></text:p>
      <text:p text:style-name="Standard"><text:span text:style-name="T5">"7" : <text:s/>"(2873,2896, jp)",</text:span></text:p>
      <text:p text:style-name="P5"/>
      <text:p text:style-name="Standard"><text:span text:style-name="T5">Wrong subsumption: _readMapAndClose</text:span></text:p>
      <text:p text:style-name="Standard"><text:span text:style-name="T5">t:[1 1 1 0 0 0 0 0 1 1 0 0 1 0 0 0 1 1 0 0 1 0 1 1 0 0 1 0 0 0 1 0 1 0 1 0 0 0]</text:span></text:p>
      <text:p text:style-name="Standard"><text:span text:style-name="T5">u:[0 0 0 0 0 0 0 0 0 1 0 0 0 0 0 0 0 0 0 0 0 0 0 0 0 0 0 0 0 0 1 0 1 0 1 0 0 1]</text:span></text:p>
      <text:p text:style-name="Standard"><text:span text:style-name="T5">s:[1 1 1 0 0 0 1 1 1 1 0 0 1 0 0 0 1 1 0 0 1 0 1 1 0 0 1 0 0 0 1 0 1 0 1 0 0 1]</text:span></text:p>
      <text:p text:style-name="P5"/>
      <text:p text:style-name="P5"><text:soft-page-break/></text:p>
      <text:p text:style-name="Standard"><text:span text:style-name="T5"><text:tab/>protected Object _readMapAndClose(JsonParser jp, JavaType valueType)</text:span></text:p>
      <text:p text:style-name="Standard"><text:span text:style-name="T5"><text:s text:c="4"/><text:tab/>throws IOException, JsonParseException, JsonMappingException</text:span></text:p>
      <text:p text:style-name="Standard"><text:span text:style-name="T5"><text:tab/>{</text:span></text:p>
      <text:p text:style-name="Standard"><text:span text:style-name="T5"><text:s text:c="4"/><text:tab/></text:span><text:span text:style-name="T4">try {</text:span></text:p>
      <text:p text:style-name="Standard"><text:span text:style-name="T5"><text:s text:c="8"/><text:tab/>Object result;</text:span></text:p>
      <text:p text:style-name="Standard"><text:span text:style-name="T5"><text:s text:c="8"/><text:tab/>JsonToken t = _initForReading(jp);</text:span></text:p>
      <text:p text:style-name="Standard"><text:span text:style-name="T5"><text:s text:c="8"/><text:tab/>if (t == JsonToken.VALUE_NULL) {</text:span></text:p>
      <text:p text:style-name="Standard"><text:span text:style-name="T5"><text:s text:c="12"/><text:tab/>// [JACKSON-643]: Ask JsonDeserializer what 'null value' to use:</text:span></text:p>
      <text:p text:style-name="Standard"><text:span text:style-name="T5"><text:s text:c="12"/><text:tab/>DeserializationContext ctxt = createDeserializationContext(jp,</text:span></text:p>
      <text:p text:style-name="Standard"><text:span text:style-name="T5"><text:s text:c="20"/><text:tab/>getDeserializationConfig());</text:span></text:p>
      <text:p text:style-name="Standard"><text:span text:style-name="T5"><text:s text:c="12"/><text:tab/>result = _findRootDeserializer(ctxt, valueType).getNullValue();</text:span></text:p>
      <text:p text:style-name="Standard"><text:span text:style-name="T5"><text:s text:c="8"/><text:tab/>} else if (t == JsonToken.END_ARRAY || t == JsonToken.END_OBJECT) {</text:span></text:p>
      <text:p text:style-name="Standard"><text:span text:style-name="T5"><text:s text:c="12"/><text:tab/>result = null;</text:span></text:p>
      <text:p text:style-name="Standard"><text:span text:style-name="T5"><text:s text:c="8"/><text:tab/>} else {</text:span></text:p>
      <text:p text:style-name="Standard"><text:span text:style-name="T5"><text:s text:c="12"/><text:tab/>DeserializationConfig cfg = getDeserializationConfig();</text:span></text:p>
      <text:p text:style-name="Standard"><text:span text:style-name="T5"><text:s text:c="12"/><text:tab/>DeserializationContext ctxt = createDeserializationContext(jp, cfg);</text:span></text:p>
      <text:p text:style-name="Standard"><text:span text:style-name="T5"><text:s text:c="12"/><text:tab/>JsonDeserializer&lt;Object&gt; deser = _findRootDeserializer(ctxt, valueType);</text:span></text:p>
      <text:p text:style-name="Standard"><text:span text:style-name="T5"><text:s text:c="12"/><text:tab/>if (cfg.useRootWrapping()) {</text:span></text:p>
      <text:p text:style-name="Standard"><text:span text:style-name="T5"><text:s text:c="16"/><text:tab/>result = _unwrapAndDeserialize(jp, ctxt, cfg, valueType, deser);</text:span></text:p>
      <text:p text:style-name="Standard"><text:span text:style-name="T5"><text:s text:c="12"/><text:tab/>} else {</text:span></text:p>
      <text:p text:style-name="Standard"><text:soft-page-break/><text:span text:style-name="T5"><text:s text:c="16"/><text:tab/>result = deser.deserialize(jp, ctxt);</text:span></text:p>
      <text:p text:style-name="Standard"><text:span text:style-name="T5"><text:s text:c="12"/><text:tab/>}</text:span></text:p>
      <text:p text:style-name="Standard"><text:span text:style-name="T5"><text:s text:c="8"/><text:tab/>}</text:span></text:p>
      <text:p text:style-name="Standard"><text:span text:style-name="T5"><text:s text:c="8"/><text:tab/>// Need to consume the token too</text:span></text:p>
      <text:p text:style-name="Standard"><text:span text:style-name="T5"><text:s text:c="8"/><text:tab/>jp.clearCurrentToken();</text:span></text:p>
      <text:p text:style-name="Standard"><text:span text:style-name="T5"><text:s text:c="8"/><text:tab/>return result;</text:span></text:p>
      <text:p text:style-name="Standard"><text:span text:style-name="T5"><text:s text:c="3"/></text:span><text:span text:style-name="T4"><text:s/><text:tab/>} finally {</text:span></text:p>
      <text:p text:style-name="Standard"><text:span text:style-name="T5"><text:s text:c="8"/><text:tab/></text:span><text:span text:style-name="T4">try {</text:span></text:p>
      <text:p text:style-name="Standard"><text:span text:style-name="T4"><text:s text:c="12"/><text:tab/>jp.close();</text:span></text:p>
      <text:p text:style-name="Standard"><text:span text:style-name="T4"><text:s text:c="8"/><text:tab/>} catch (IOException ioe) { }</text:span></text:p>
      <text:p text:style-name="Standard"><text:span text:style-name="T4"><text:s text:c="4"/><text:tab/>}</text:span></text:p>
      <text:p text:style-name="Standard"><text:span text:style-name="T5"><text:tab/>}</text:span></text:p>
      <text:p text:style-name="P5"/>
      <text:p text:style-name="P5"/>
      <text:p text:style-name="Standard"><text:span text:style-name="T4">com.fasterxml.jackson.databind.deser.BasicDeserializerFactory.modifyTypeByAnnotation</text:span></text:p>
      <text:p text:style-name="P5"/>
      <text:p text:style-name="Standard"><text:span text:style-name="T5">Exception occurs and blocks the coverage of the DUAs</text:span></text:p>
      <text:p text:style-name="P5"/>
      <text:p text:style-name="Standard"><text:span text:style-name="T5">"3" : <text:s/>"(1412,1451, a)",</text:span></text:p>
      <text:p text:style-name="P5"/>
      <text:p text:style-name="Standard"><text:span text:style-name="T5"><text:tab/>protected &lt;T extends JavaType&gt; T modifyTypeByAnnotation(DeserializationContext ctxt,</text:span></text:p>
      <text:p text:style-name="Standard"><text:soft-page-break/><text:span text:style-name="T5"><text:s text:c="8"/><text:tab/>Annotated a, T type)</text:span></text:p>
      <text:p text:style-name="Standard"><text:span text:style-name="T5"><text:s text:c="4"/><text:tab/></text:span><text:span text:style-name="T4">throws JsonMappingException</text:span></text:p>
      <text:p text:style-name="Standard"><text:span text:style-name="T5"><text:tab/>{</text:span></text:p>
      <text:p text:style-name="Standard"><text:span text:style-name="T5"><text:s text:c="4"/><text:tab/>// first: let's check class for the instance itself:</text:span></text:p>
      <text:p text:style-name="Standard"><text:span text:style-name="T5"><text:s text:c="4"/><text:tab/>AnnotationIntrospector intr = ctxt.getAnnotationIntrospector();</text:span></text:p>
      <text:p text:style-name="Standard"><text:span text:style-name="T5"><text:s text:c="4"/><text:tab/>Class&lt;?&gt; subclass = intr.findDeserializationType(a, type);</text:span></text:p>
      <text:p text:style-name="Standard"><text:span text:style-name="T5"><text:s text:c="4"/><text:tab/>if (subclass != null) {</text:span></text:p>
      <text:p text:style-name="Standard"><text:span text:style-name="T5"><text:s text:c="8"/><text:tab/></text:span><text:span text:style-name="T4">try {</text:span></text:p>
      <text:p text:style-name="Standard"><text:span text:style-name="T4"><text:s text:c="12"/><text:tab/>type = (T) type.narrowBy(subclass);</text:span></text:p>
      <text:p text:style-name="Standard"><text:span text:style-name="T4"><text:s text:c="8"/><text:tab/>} catch (IllegalArgumentException iae) {</text:span></text:p>
      <text:p text:style-name="Standard"><text:span text:style-name="T5"><text:s text:c="12"/><text:tab/>throw new JsonMappingException("Failed to narrow type "+type+" with concrete-type annotation (value "+subclass.getName()+"), method '"+a.getName()+"': "+iae.getMessage(), null, iae);</text:span></text:p>
      <text:p text:style-name="Standard"><text:span text:style-name="T5"><text:s text:c="8"/><text:tab/>}</text:span></text:p>
      <text:p text:style-name="Standard"><text:span text:style-name="T5"><text:s text:c="4"/><text:tab/>}</text:span></text:p>
      <text:p text:style-name="P5"/>
      <text:p text:style-name="Standard"><text:span text:style-name="T5"><text:s text:c="4"/><text:tab/>// then key class</text:span></text:p>
      <text:p text:style-name="Standard"><text:span text:style-name="T5"><text:s text:c="4"/><text:tab/>if (type.isContainerType()) {</text:span></text:p>
      <text:p text:style-name="Standard"><text:span text:style-name="T5"><text:s text:c="8"/><text:tab/>Class&lt;?&gt; keyClass = intr.findDeserializationKeyType(a, type.getKeyType());</text:span></text:p>
      <text:p text:style-name="Standard"><text:span text:style-name="T5"><text:s text:c="8"/><text:tab/>if (keyClass != null) {</text:span></text:p>
      <text:p text:style-name="Standard"><text:span text:style-name="T5"><text:s text:c="12"/><text:tab/>// illegal to use on non-Maps</text:span></text:p>
      <text:p text:style-name="Standard"><text:span text:style-name="T5"><text:s text:c="12"/><text:tab/>if (!(type instanceof MapLikeType)) {</text:span></text:p>
      <text:p text:style-name="Standard"><text:span text:style-name="T5"><text:s text:c="16"/><text:tab/>throw new JsonMappingException("Illegal key-type annotation: type "+type+" is not a Map(-like) type");</text:span></text:p>
      <text:p text:style-name="Standard"><text:soft-page-break/><text:span text:style-name="T5"><text:s text:c="12"/><text:tab/>}</text:span></text:p>
      <text:p text:style-name="Standard"><text:span text:style-name="T5"><text:s text:c="12"/><text:tab/>try {</text:span></text:p>
      <text:p text:style-name="Standard"><text:span text:style-name="T5"><text:s text:c="16"/></text:span><text:span text:style-name="T4"><text:tab/>type = (T) ((MapLikeType) type).narrowKey(keyClass);</text:span></text:p>
      <text:p text:style-name="Standard"><text:span text:style-name="T4"><text:s text:c="12"/><text:tab/>} catch (IllegalArgumentException iae) {</text:span></text:p>
      <text:p text:style-name="Standard"><text:span text:style-name="T4"><text:s text:c="16"/><text:tab/>throw new JsonMappingException("Failed to narrow key type "+type+" with key-type annotation ("+keyClass.getName()+"): "+iae.getMessage(), null, iae);</text:span></text:p>
      <text:p text:style-name="Standard"><text:span text:style-name="T4"><text:s text:c="12"/><text:tab/>}</text:span></text:p>
      <text:p text:style-name="Standard"><text:span text:style-name="T5"><text:s text:c="8"/><text:tab/>}</text:span></text:p>
      <text:p text:style-name="Standard"><text:span text:style-name="T5"><text:s text:c="8"/><text:tab/>JavaType keyType = type.getKeyType();</text:span></text:p>
      <text:p text:style-name="Standard"><text:span text:style-name="T5"><text:s text:c="8"/><text:tab/>/* 21-Mar-2011, tatu: ... and associated deserializer too (unless already assigned)</text:span></text:p>
      <text:p text:style-name="Standard"><text:span text:style-name="T5"><text:s text:c="9"/><text:tab/>* <text:s text:c="2"/>(not 100% why or how, but this does seem to get called more than once, which</text:span></text:p>
      <text:p text:style-name="Standard"><text:span text:style-name="T5"><text:s text:c="9"/><text:tab/>* <text:s text:c="2"/>is not good: for now, let's just avoid errors)</text:span></text:p>
      <text:p text:style-name="Standard"><text:span text:style-name="T5"><text:s text:c="9"/><text:tab/>*/</text:span></text:p>
      <text:p text:style-name="Standard"><text:span text:style-name="T5"><text:s text:c="8"/><text:tab/>if (keyType != null &amp;&amp; keyType.getValueHandler() == null) {</text:span></text:p>
      <text:p text:style-name="Standard"><text:span text:style-name="T5"><text:s text:c="12"/><text:tab/>Object kdDef = intr.findKeyDeserializer(a);</text:span></text:p>
      <text:p text:style-name="Standard"><text:span text:style-name="T5"><text:s text:c="12"/><text:tab/>KeyDeserializer kd = ctxt.keyDeserializerInstance(a, kdDef);</text:span></text:p>
      <text:p text:style-name="Standard"><text:span text:style-name="T5"><text:s text:c="12"/><text:tab/>if (kd != null) {</text:span></text:p>
      <text:p text:style-name="Standard"><text:span text:style-name="T5"><text:s text:c="16"/><text:tab/>type = (T) ((MapLikeType) type).withKeyValueHandler(kd);</text:span></text:p>
      <text:p text:style-name="Standard"><text:span text:style-name="T5"><text:s text:c="16"/><text:tab/>keyType = type.getKeyType(); // just in case it's used below</text:span></text:p>
      <text:p text:style-name="Standard"><text:span text:style-name="T5"><text:s text:c="12"/><text:tab/>}</text:span></text:p>
      <text:p text:style-name="Standard"><text:span text:style-name="T5"><text:s text:c="8"/><text:tab/>} <text:s text:c="6"/><text:tab/> </text:span></text:p>
      <text:p text:style-name="Standard"><text:span text:style-name="T5"><text:s text:c="6"/><text:tab/> </text:span></text:p>
      <text:p text:style-name="Standard"><text:soft-page-break/><text:span text:style-name="T5"><text:s text:c="7"/><text:tab/>// and finally content class; only applicable to structured types</text:span></text:p>
      <text:p text:style-name="Standard"><text:span text:style-name="T5"><text:s text:c="7"/><text:tab/>Class&lt;?&gt; cc = intr.findDeserializationContentType(a, type.getContentType());</text:span></text:p>
      <text:p text:style-name="Standard"><text:span text:style-name="T5"><text:s text:c="7"/><text:tab/>if (cc != null) {</text:span></text:p>
      <text:p text:style-name="Standard"><text:span text:style-name="T5"><text:s text:c="11"/><text:tab/>try {</text:span></text:p>
      <text:p text:style-name="Standard"><text:span text:style-name="T5"><text:s text:c="15"/><text:tab/>type = (T) type.narrowContentsBy(cc);</text:span></text:p>
      <text:p text:style-name="Standard"><text:span text:style-name="T5"><text:s text:c="11"/><text:tab/>} catch (IllegalArgumentException iae) {</text:span></text:p>
      <text:p text:style-name="Standard"><text:span text:style-name="T5"><text:s text:c="15"/><text:tab/>throw new JsonMappingException("Failed to narrow content type "+type+" with content-type annotation ("+cc.getName()+"): "+iae.getMessage(), null, iae);</text:span></text:p>
      <text:p text:style-name="Standard"><text:span text:style-name="T5"><text:s text:c="11"/><text:tab/>}</text:span></text:p>
      <text:p text:style-name="Standard"><text:span text:style-name="T5"><text:s text:c="7"/><text:tab/>}</text:span></text:p>
      <text:p text:style-name="Standard"><text:span text:style-name="T5"><text:s text:c="7"/><text:tab/>// ... as well as deserializer for contents:</text:span></text:p>
      <text:p text:style-name="Standard"><text:span text:style-name="T5"><text:s text:c="7"/><text:tab/>JavaType contentType = type.getContentType();</text:span></text:p>
      <text:p text:style-name="Standard"><text:span text:style-name="T5"><text:s text:c="7"/><text:tab/>if (contentType.getValueHandler() == null) { // as with above, avoid resetting (which would trigger exception)</text:span></text:p>
      <text:p text:style-name="Standard"><text:span text:style-name="T5"><text:s text:c="11"/><text:tab/>Object cdDef = intr.findContentDeserializer(a);</text:span></text:p>
      <text:p text:style-name="Standard"><text:span text:style-name="T5"><text:s text:c="12"/><text:tab/>JsonDeserializer&lt;?&gt; cd = ctxt.deserializerInstance(a, cdDef);</text:span></text:p>
      <text:p text:style-name="Standard"><text:span text:style-name="T5"><text:s text:c="12"/><text:tab/>if (cd != null) {</text:span></text:p>
      <text:p text:style-name="Standard"><text:span text:style-name="T5"><text:s text:c="16"/><text:tab/>type = (T) type.withContentValueHandler(cd);</text:span></text:p>
      <text:p text:style-name="Standard"><text:span text:style-name="T5"><text:s text:c="12"/><text:tab/>}</text:span></text:p>
      <text:p text:style-name="Standard"><text:span text:style-name="T5"><text:s text:c="8"/><text:tab/>}</text:span></text:p>
      <text:p text:style-name="Standard"><text:span text:style-name="T5"><text:s text:c="4"/><text:tab/>}</text:span></text:p>
      <text:p text:style-name="Standard"><text:span text:style-name="T5"><text:s text:c="4"/><text:tab/>return type;</text:span></text:p>
      <text:p text:style-name="Standard"><text:span text:style-name="T5"><text:tab/>}</text:span></text:p>
      <text:p text:style-name="P5"><text:soft-page-break/></text:p>
      <text:p text:style-name="P5"/>
      <text:p text:style-name="Standard"><text:span text:style-name="T1">JxPath</text:span></text:p>
      <text:p text:style-name="Standard"/>
      <text:p text:style-name="Standard"/>
      <text:p text:style-name="Standard"><text:span text:style-name="T4">org.apache.commons.jxpath.util.ValueUtils</text:span><text:span text:style-name="T5">.</text:span><text:span text:style-name="T4">getIndexedPropertyLength<text:tab/></text:span></text:p>
      <text:p text:style-name="Standard"><text:span text:style-name="T5">Exception occurs and blocks the coverage of the DUAs</text:span></text:p>
      <text:p text:style-name="P5"/>
      <text:p text:style-name="Standard"><text:span text:style-name="T5">"5" :(105,124, pd) is subsumed but it is not covered</text:span></text:p>
      <text:p text:style-name="P5"/>
      <text:p text:style-name="Standard"><text:span text:style-name="T5">Wrong subsumption: getIndexedPropertyLength</text:span></text:p>
      <text:p text:style-name="Standard"><text:span text:style-name="T5">t:[1 0 0 1 1 0 0 0 0 1 1 1 0 1 1 1 0 1 1]</text:span></text:p>
      <text:p text:style-name="Standard"><text:span text:style-name="T5">u:[0 0 0 0 0 0 0 0 0 0 0 0 0 0 0 1 0 1 1]</text:span></text:p>
      <text:p text:style-name="Standard"><text:span text:style-name="T5">s:[1 0 0 1 1 </text:span><text:span text:style-name="T4">1</text:span><text:span text:style-name="T5"> 0 0 0 1 1 1 0 1 1 1 1 1 1]</text:span></text:p>
      <text:p text:style-name="P5"/>
      <text:p text:style-name="Standard"><text:span text:style-name="T5">.</text:span></text:p>
      <text:p text:style-name="P5"/>
      <text:p text:style-name="P5"/>
      <text:p text:style-name="Standard"><text:span text:style-name="T5">public static int getIndexedPropertyLength(</text:span></text:p>
      <text:p text:style-name="Standard"><text:span text:style-name="T5"><text:s text:c="4"/><text:tab/>Object object,</text:span></text:p>
      <text:p text:style-name="Standard"><text:span text:style-name="T5">105: <text:s text:c="3"/><text:tab/>IndexedPropertyDescriptor</text:span><text:span text:style-name="T4"> pd</text:span><text:span text:style-name="T5">)</text:span></text:p>
      <text:p text:style-name="Standard"><text:soft-page-break/><text:span text:style-name="T5"><text:tab/>{</text:span></text:p>
      <text:p text:style-name="Standard"><text:span text:style-name="T5"><text:s text:c="4"/><text:tab/>if (pd.getReadMethod() != null) {</text:span></text:p>
      <text:p text:style-name="Standard"><text:span text:style-name="T5"><text:s text:c="8"/><text:tab/>return getLength(getValue(object, pd));</text:span></text:p>
      <text:p text:style-name="Standard"><text:span text:style-name="T5"><text:s text:c="4"/><text:tab/>}</text:span></text:p>
      <text:p text:style-name="Standard"><text:span text:style-name="T5"><text:s text:c="3"/><text:tab/> </text:span></text:p>
      <text:p text:style-name="Standard"><text:span text:style-name="T5"><text:s text:c="4"/><text:tab/>Method readMethod = pd.getIndexedReadMethod();</text:span></text:p>
      <text:p text:style-name="Standard"><text:span text:style-name="T5"><text:s text:c="4"/><text:tab/>if (readMethod == null) {</text:span></text:p>
      <text:p text:style-name="Standard"><text:span text:style-name="T5"><text:s text:c="8"/><text:tab/>throw new JXPathException(</text:span></text:p>
      <text:p text:style-name="Standard"><text:span text:style-name="T5"><text:s text:c="12"/><text:tab/>"No indexed read method for property " + pd.getName());</text:span></text:p>
      <text:p text:style-name="Standard"><text:span text:style-name="T5"><text:s text:c="4"/><text:tab/>}</text:span></text:p>
      <text:p text:style-name="P5"/>
      <text:p text:style-name="Standard"><text:span text:style-name="T5"><text:s text:c="4"/><text:tab/>for (int i = 0; i &lt; UNKNOWN_LENGTH_MAX_COUNT; i++) {</text:span></text:p>
      <text:p text:style-name="Standard"><text:span text:style-name="T5"><text:s text:c="8"/><text:tab/></text:span><text:span text:style-name="T4">try {</text:span></text:p>
      <text:p text:style-name="Standard"><text:span text:style-name="T5"><text:s text:c="12"/><text:tab/>readMethod.invoke(object, new Object[] { new Integer(i)});</text:span></text:p>
      <text:p text:style-name="Standard"><text:span text:style-name="T5"><text:s text:c="8"/><text:tab/>}</text:span></text:p>
      <text:p text:style-name="Standard"><text:span text:style-name="T5"><text:s text:c="8"/><text:tab/></text:span><text:span text:style-name="T4">catch (Throwable t) {</text:span></text:p>
      <text:p text:style-name="Standard"><text:span text:style-name="T5"><text:s text:c="12"/><text:tab/>return i;</text:span></text:p>
      <text:p text:style-name="Standard"><text:span text:style-name="T5"><text:s text:c="8"/><text:tab/></text:span><text:span text:style-name="T4">}</text:span></text:p>
      <text:p text:style-name="Standard"><text:span text:style-name="T5"><text:s text:c="4"/><text:tab/>}</text:span></text:p>
      <text:p text:style-name="Standard"><text:span text:style-name="T5"><text:s text:c="3"/><text:tab/> </text:span></text:p>
      <text:p text:style-name="Standard"><text:span text:style-name="T5"><text:s text:c="4"/><text:tab/>throw new JXPathException(</text:span></text:p>
      <text:p text:style-name="Standard"><text:soft-page-break/><text:span text:style-name="T5"><text:s text:c="8"/><text:tab/>"Cannot determine the length of the indexed property "</text:span></text:p>
      <text:p text:style-name="Standard"><text:span text:style-name="T5">124: <text:s text:c="11"/><text:tab/>+</text:span><text:span text:style-name="T4"> pd.</text:span><text:span text:style-name="T5">getName());</text:span></text:p>
      <text:p text:style-name="Standard"><text:span text:style-name="T5"><text:tab/>}</text:span></text:p>
      <text:p text:style-name="P5"/>
      <text:p text:style-name="Standard"><text:span text:style-name="T4">org.apache.commons.jxpath.ri.parser.XPathParserTokenManager</text:span></text:p>
      <text:p text:style-name="P4"/>
      <text:p text:style-name="Standard"><text:span text:style-name="T5">Exception</text:span><text:span text:style-name="T4"> </text:span><text:span text:style-name="T5">occurs and ba-dua does not set as covered the DUAs</text:span></text:p>
      <text:p text:style-name="P4"/>
      <text:p text:style-name="Standard"><text:span text:style-name="T5">"563" : <text:s/>"(1580,1582, curPos)",</text:span></text:p>
      <text:p text:style-name="Standard"><text:span text:style-name="T5">"567" : <text:s/>"(1581,(1581,1582), this.jjnewStateCnt)",</text:span></text:p>
      <text:p text:style-name="Standard"><text:span text:style-name="T5">"571" : <text:s/>"(1581,(1581,1582), startsAt)",</text:span></text:p>
      <text:p text:style-name="P4"/>
      <text:p text:style-name="Standard"><text:span text:style-name="T4"><text:s text:c="2"/><text:tab/></text:span><text:span text:style-name="T5">++curPos;</text:span></text:p>
      <text:p text:style-name="Standard"><text:span text:style-name="T5"><text:s text:c="2"/><text:tab/>if ((i = jjnewStateCnt) == (startsAt = 13 - (jjnewStateCnt = startsAt)))</text:span></text:p>
      <text:p text:style-name="Standard"><text:span text:style-name="T5"><text:s text:c="5"/><text:tab/>return curPos;</text:span></text:p>
      <text:p text:style-name="Standard"><text:span text:style-name="T4"><text:s text:c="2"/><text:tab/>try { curChar = input_stream.readChar(); }</text:span></text:p>
      <text:p text:style-name="Standard"><text:span text:style-name="T4"><text:s text:c="2"/><text:tab/>catch(java.io.IOException e) { </text:span><text:span text:style-name="T5">return curPos;</text:span><text:span text:style-name="T4"> }</text:span></text:p>
      <text:p text:style-name="Standard"><text:span text:style-name="T4"><text:s/></text:span><text:span text:style-name="T5"><text:s text:c="2"/>}</text:span></text:p>
      <text:p text:style-name="Standard"><text:span text:style-name="T5">}</text:span></text:p>
      <text:p text:style-name="P4"/>
      <text:p text:style-name="P7"><text:span text:style-name="T1">Math</text:span></text:p>
      <text:p text:style-name="P4"><text:soft-page-break/></text:p>
      <text:p text:style-name="Standard"><text:span text:style-name="T4">org.apache.commons.math3.optimization.general.GaussNewtonOptimizer.doOptimize</text:span></text:p>
      <text:p text:style-name="P4"/>
      <text:p text:style-name="Standard"><text:span text:style-name="T5">Exception occurs and blocks the coverage of the DUAs</text:span></text:p>
      <text:p text:style-name="P4"/>
      <text:p text:style-name="P4"/>
      <text:p text:style-name="Standard"><text:span text:style-name="T5">"37" : <text:s/>"(125,(174,179), nC)",</text:span></text:p>
      <text:p text:style-name="P4"/>
      <text:p text:style-name="Standard"><text:span text:style-name="T5">Wrong subsumption: doOptimize</text:span></text:p>
      <text:p text:style-name="Standard"><text:span text:style-name="T5">t:[1 1 1 1 1 1 1 0 0 0 1 0 0 1 0 1 1 1 1 1 1 1 1 0 1 1 1 1 1 1 1 1 1 0 1 1 0</text:span></text:p>
      <text:p text:style-name="Standard"><text:span text:style-name="T5"><text:s/>0 1 1 1 1 1 1 1 1 1 0 0 0 0 0 0 0 1 1 0 0 0 0 1 1 1 1 1 0 1 1 1 1 1 1 1 1</text:span></text:p>
      <text:p text:style-name="Standard"><text:span text:style-name="T5"><text:s/>1 1 0 1 1 1 1 1 1 1 0 1 1 1 1 1 1 0 1 1 1 1 1 1 1 1 1 1 1 1 1 1 1 1 1 0 1</text:span></text:p>
      <text:p text:style-name="Standard"><text:span text:style-name="T5"><text:s/>0 0 0 0 0 0 0 0 0 0 0 0 0]</text:span></text:p>
      <text:p text:style-name="Standard"><text:span text:style-name="T5">u:[0 0 0 0 0 0 1 0 0 0 1 0 0 0 0 0 0 0 0 0 0 0 0 0 0 0 0 0 0 0 0 0 0 0 0 0 0</text:span></text:p>
      <text:p text:style-name="Standard"><text:span text:style-name="T5"><text:s/>0 0 0 0 0 0 0 0 0 0 0 0 0 0 0 0 0 0 0 0 0 0 0 0 0 0 0 0 0 0 0 0 0 0 0 0 0</text:span></text:p>
      <text:p text:style-name="Standard"><text:span text:style-name="T5"><text:s/>0 0 0 0 0 0 0 0 0 0 0 0 0 0 0 0 0 0 0 0 0 0 0 0 0 0 0 0 0 0 0 0 0 0 0 0 1</text:span></text:p>
      <text:p text:style-name="Standard"><text:span text:style-name="T5"><text:s/>0 0 0 0 0 0 0 0 0 0 0 0 0]</text:span></text:p>
      <text:p text:style-name="Standard"><text:span text:style-name="T5">s:[1 1 1 1 1 1 1 0 0 0 1 0 0 1 0 0 1 0 1 0 0 0 0 0 0 0 0 0 0 0 1 1 1 0 1 1 0</text:span></text:p>
      <text:p text:style-name="Standard"><text:span text:style-name="T5"><text:s/>1 0 0 0 0 0 0 1 1 1 0 0 0 0 0 0 0 0 0 0 0 0 0 1 0 1 0 0 0 0 0 0 0 0 0 0 0</text:span></text:p>
      <text:p text:style-name="Standard"><text:span text:style-name="T5"><text:s/>0 0 0 0 0 0 0 0 0 0 0 0 0 0 0 0 0 0 0 0 0 0 0 0 0 0 0 0 0 0 0 0 0 0 0 0 1</text:span></text:p>
      <text:p text:style-name="Standard"><text:span text:style-name="T5"><text:s/>0 0 0 0 0 0 0 0 0 0 0 0 0]</text:span></text:p>
      <text:p text:style-name="Standard"><text:soft-page-break/><text:span text:style-name="T5">public PointVectorValuePair doOptimize() {</text:span></text:p>
      <text:p text:style-name="Standard"><text:span text:style-name="T5"><text:s text:c="4"/><text:tab/>final ConvergenceChecker&lt;PointVectorValuePair&gt; checker</text:span></text:p>
      <text:p text:style-name="Standard"><text:span text:style-name="T5"><text:s text:c="8"/><text:tab/>= getConvergenceChecker();</text:span></text:p>
      <text:p text:style-name="P5"/>
      <text:p text:style-name="Standard"><text:span text:style-name="T5"><text:s text:c="4"/><text:tab/>// Computation will be useless without a checker (see "for-loop").</text:span></text:p>
      <text:p text:style-name="Standard"><text:span text:style-name="T5"><text:s text:c="4"/><text:tab/>if (checker == null) {</text:span></text:p>
      <text:p text:style-name="Standard"><text:span text:style-name="T5"><text:s text:c="8"/><text:tab/>throw new NullArgumentException();</text:span></text:p>
      <text:p text:style-name="Standard"><text:span text:style-name="T5"><text:s text:c="4"/><text:tab/>}</text:span></text:p>
      <text:p text:style-name="P5"/>
      <text:p text:style-name="Standard"><text:span text:style-name="T5"><text:s text:c="4"/><text:tab/>final double[] targetValues = getTarget();</text:span></text:p>
      <text:p text:style-name="Standard"><text:span text:style-name="T5"><text:s text:c="4"/><text:tab/>final int nR = targetValues.length; // Number of observed data.</text:span></text:p>
      <text:p text:style-name="P5"/>
      <text:p text:style-name="Standard"><text:span text:style-name="T5"><text:s text:c="4"/><text:tab/>final RealMatrix weightMatrix = getWeight();</text:span></text:p>
      <text:p text:style-name="Standard"><text:span text:style-name="T5"><text:s text:c="4"/><text:tab/>// Diagonal of the weight matrix.</text:span></text:p>
      <text:p text:style-name="Standard"><text:span text:style-name="T5"><text:s text:c="4"/><text:tab/>final double[] residualsWeights = new double[nR];</text:span></text:p>
      <text:p text:style-name="Standard"><text:span text:style-name="T5"><text:s text:c="4"/><text:tab/>for (int i = 0; i &lt; nR; i++) {</text:span></text:p>
      <text:p text:style-name="Standard"><text:span text:style-name="T5"><text:s text:c="8"/><text:tab/>residualsWeights[i] = weightMatrix.getEntry(i, i);</text:span></text:p>
      <text:p text:style-name="Standard"><text:span text:style-name="T5"><text:s text:c="4"/><text:tab/>}</text:span></text:p>
      <text:p text:style-name="P5"/>
      <text:p text:style-name="Standard"><text:span text:style-name="T5"><text:s text:c="4"/><text:tab/>final double[] currentPoint = getStartPoint();</text:span></text:p>
      <text:p text:style-name="Standard"><text:span text:style-name="T5"><text:s text:c="4"/><text:tab/>final int nC = currentPoint.length;</text:span></text:p>
      <text:p text:style-name="P5"><text:soft-page-break/></text:p>
      <text:p text:style-name="Standard"><text:span text:style-name="T5"><text:s text:c="4"/><text:tab/>// iterate until convergence is reached</text:span></text:p>
      <text:p text:style-name="Standard"><text:span text:style-name="T5"><text:s text:c="4"/><text:tab/>PointVectorValuePair current = null;</text:span></text:p>
      <text:p text:style-name="Standard"><text:span text:style-name="T5"><text:s text:c="4"/><text:tab/>int iter = 0;</text:span></text:p>
      <text:p text:style-name="Standard"><text:span text:style-name="T5"><text:s text:c="4"/><text:tab/>for (boolean converged = false; !converged;) {</text:span></text:p>
      <text:p text:style-name="Standard"><text:span text:style-name="T5"><text:s text:c="8"/><text:tab/>++iter;</text:span></text:p>
      <text:p text:style-name="P5"/>
      <text:p text:style-name="Standard"><text:span text:style-name="T5"><text:s text:c="8"/><text:tab/>// evaluate the objective function and its jacobian</text:span></text:p>
      <text:p text:style-name="Standard"><text:span text:style-name="T5"><text:s text:c="8"/><text:tab/>PointVectorValuePair previous = current;</text:span></text:p>
      <text:p text:style-name="Standard"><text:span text:style-name="T5"><text:s text:c="8"/><text:tab/>// Value of the objective function at "currentPoint".</text:span></text:p>
      <text:p text:style-name="Standard"><text:span text:style-name="T5"><text:s text:c="8"/><text:tab/>final double[] currentObjective = computeObjectiveValue(currentPoint);</text:span></text:p>
      <text:p text:style-name="Standard"><text:span text:style-name="T5"><text:s text:c="8"/><text:tab/>final double[] currentResiduals = computeResiduals(currentObjective);</text:span></text:p>
      <text:p text:style-name="Standard"><text:span text:style-name="T5"><text:s text:c="8"/><text:tab/>final RealMatrix weightedJacobian = computeWeightedJacobian(currentPoint);</text:span></text:p>
      <text:p text:style-name="Standard"><text:span text:style-name="T5"><text:s text:c="8"/><text:tab/>current = new PointVectorValuePair(currentPoint, currentObjective);</text:span></text:p>
      <text:p text:style-name="P5"/>
      <text:p text:style-name="Standard"><text:span text:style-name="T5"><text:s text:c="8"/><text:tab/>// build the linear problem</text:span></text:p>
      <text:p text:style-name="Standard"><text:span text:style-name="T5"><text:s text:c="8"/><text:tab/>final double[] <text:s text:c="2"/>b = new double[nC];</text:span></text:p>
      <text:p text:style-name="Standard"><text:span text:style-name="T5"><text:s text:c="8"/><text:tab/>final double[][] a = new double[nC][nC];</text:span></text:p>
      <text:p text:style-name="Standard"><text:span text:style-name="T5"><text:s text:c="8"/><text:tab/>for (int i = 0; i &lt; nR; ++i) {</text:span></text:p>
      <text:p text:style-name="P5"/>
      <text:p text:style-name="Standard"><text:span text:style-name="T5"><text:s text:c="12"/><text:tab/>final double[] grad <text:s text:c="2"/>= weightedJacobian.getRow(i);</text:span></text:p>
      <text:p text:style-name="Standard"><text:soft-page-break/><text:span text:style-name="T5"><text:s text:c="12"/><text:tab/>final double weight <text:s text:c="2"/>= residualsWeights[i];</text:span></text:p>
      <text:p text:style-name="Standard"><text:span text:style-name="T5"><text:s text:c="12"/><text:tab/>final double residual = currentResiduals[i];</text:span></text:p>
      <text:p text:style-name="P5"/>
      <text:p text:style-name="Standard"><text:span text:style-name="T5"><text:s text:c="12"/><text:tab/>// compute the normal equation</text:span></text:p>
      <text:p text:style-name="Standard"><text:span text:style-name="T5"><text:s text:c="12"/><text:tab/>final double wr = weight * residual;</text:span></text:p>
      <text:p text:style-name="Standard"><text:span text:style-name="T5"><text:s text:c="12"/><text:tab/>for (int j = 0; j &lt; nC; ++j) {</text:span></text:p>
      <text:p text:style-name="Standard"><text:span text:style-name="T5"><text:s text:c="16"/><text:tab/>b[j] += wr * grad[j];</text:span></text:p>
      <text:p text:style-name="Standard"><text:span text:style-name="T5"><text:s text:c="12"/><text:tab/>}</text:span></text:p>
      <text:p text:style-name="P5"/>
      <text:p text:style-name="Standard"><text:span text:style-name="T5"><text:s text:c="12"/><text:tab/>// build the contribution matrix for measurement i</text:span></text:p>
      <text:p text:style-name="Standard"><text:span text:style-name="T5"><text:s text:c="12"/><text:tab/>for (int k = 0; k &lt; nC; ++k) {</text:span></text:p>
      <text:p text:style-name="Standard"><text:span text:style-name="T5"><text:s text:c="16"/><text:tab/>double[] ak = a[k];</text:span></text:p>
      <text:p text:style-name="Standard"><text:span text:style-name="T5"><text:s text:c="16"/><text:tab/>double wgk = weight * grad[k];</text:span></text:p>
      <text:p text:style-name="Standard"><text:span text:style-name="T5"><text:s text:c="16"/><text:tab/>for (int l = 0; l &lt; nC; ++l) {</text:span></text:p>
      <text:p text:style-name="Standard"><text:span text:style-name="T5"><text:s text:c="20"/><text:tab/>ak[l] += wgk * grad[l];</text:span></text:p>
      <text:p text:style-name="Standard"><text:span text:style-name="T5"><text:s text:c="16"/><text:tab/>}</text:span></text:p>
      <text:p text:style-name="Standard"><text:span text:style-name="T5"><text:s text:c="12"/><text:tab/>}</text:span></text:p>
      <text:p text:style-name="Standard"><text:span text:style-name="T5"><text:s text:c="8"/><text:tab/>}</text:span></text:p>
      <text:p text:style-name="P5"/>
      <text:p text:style-name="Standard"><text:span text:style-name="T5"><text:s text:c="8"/><text:tab/>try {</text:span></text:p>
      <text:p text:style-name="Standard"><text:span text:style-name="T5"><text:s text:c="12"/><text:tab/>// solve the linearized least squares problem</text:span></text:p>
      <text:p text:style-name="Standard"><text:soft-page-break/><text:span text:style-name="T5"><text:s text:c="12"/><text:tab/>RealMatrix mA = new BlockRealMatrix(a);</text:span></text:p>
      <text:p text:style-name="Standard"><text:span text:style-name="T5"><text:s text:c="12"/><text:tab/>DecompositionSolver solver = useLU ?</text:span></text:p>
      <text:p text:style-name="Standard"><text:span text:style-name="T5"><text:s text:c="20"/><text:tab/>new LUDecomposition(mA).getSolver() :</text:span></text:p>
      <text:p text:style-name="Standard"><text:span text:style-name="T5"><text:s text:c="20"/><text:tab/>new QRDecomposition(mA).getSolver();</text:span></text:p>
      <text:p text:style-name="Standard"><text:span text:style-name="T5"><text:s text:c="12"/><text:tab/>final double[] dX = solver.solve(new ArrayRealVector(b, false)).toArray();</text:span></text:p>
      <text:p text:style-name="Standard"><text:span text:style-name="T5"><text:s text:c="12"/><text:tab/>// update the estimated parameters</text:span></text:p>
      <text:p text:style-name="Standard"><text:span text:style-name="T5"><text:s text:c="12"/><text:tab/>for (int i = 0; i &lt; nC; ++i) {</text:span></text:p>
      <text:p text:style-name="Standard"><text:span text:style-name="T5"><text:s text:c="16"/><text:tab/>currentPoint[i] += dX[i];</text:span></text:p>
      <text:p text:style-name="Standard"><text:span text:style-name="T5"><text:s text:c="12"/><text:tab/>}</text:span></text:p>
      <text:p text:style-name="Standard"><text:span text:style-name="T5"><text:s text:c="8"/><text:tab/>} catch (SingularMatrixException e) {</text:span></text:p>
      <text:p text:style-name="Standard"><text:span text:style-name="T5"><text:s text:c="12"/><text:tab/>throw new ConvergenceException(LocalizedFormats.UNABLE_TO_SOLVE_SINGULAR_PROBLEM);</text:span></text:p>
      <text:p text:style-name="Standard"><text:span text:style-name="T5"><text:s text:c="8"/><text:tab/>}</text:span></text:p>
      <text:p text:style-name="P5"/>
      <text:p text:style-name="Standard"><text:span text:style-name="T5"><text:s text:c="8"/><text:tab/>// Check convergence.</text:span></text:p>
      <text:p text:style-name="Standard"><text:span text:style-name="T5"><text:s text:c="8"/><text:tab/>if (previous != null) {</text:span></text:p>
      <text:p text:style-name="Standard"><text:span text:style-name="T5"><text:s text:c="12"/><text:tab/>converged = checker.converged(iter, previous, current);</text:span></text:p>
      <text:p text:style-name="Standard"><text:span text:style-name="T5"><text:s text:c="12"/><text:tab/>if (converged) {</text:span></text:p>
      <text:p text:style-name="Standard"><text:span text:style-name="T5"><text:s text:c="16"/><text:tab/>cost = computeCost(currentResiduals);</text:span></text:p>
      <text:p text:style-name="Standard"><text:span text:style-name="T5"><text:s text:c="16"/><text:tab/>// Update (deprecated) "point" field.</text:span></text:p>
      <text:p text:style-name="Standard"><text:span text:style-name="T5"><text:s text:c="16"/><text:tab/>point = current.getPoint();</text:span></text:p>
      <text:p text:style-name="Standard"><text:span text:style-name="T5"><text:s text:c="16"/><text:tab/>return current;</text:span></text:p>
      <text:p text:style-name="Standard"><text:soft-page-break/><text:span text:style-name="T5"><text:s text:c="12"/><text:tab/>}</text:span></text:p>
      <text:p text:style-name="Standard"><text:span text:style-name="T5"><text:s text:c="8"/><text:tab/>}</text:span></text:p>
      <text:p text:style-name="Standard"><text:span text:style-name="T5"><text:s text:c="4"/><text:tab/>}</text:span></text:p>
      <text:p text:style-name="Standard"><text:span text:style-name="T5"><text:s text:c="4"/><text:tab/>// Must never happen.</text:span></text:p>
      <text:p text:style-name="Standard"><text:span text:style-name="T5"><text:s text:c="4"/><text:tab/>throw new MathInternalError();</text:span></text:p>
      <text:p text:style-name="Standard"><text:span text:style-name="T5"><text:tab/>}</text:span></text:p>
      <text:p text:style-name="P5"/>
      <text:p text:style-name="Standard"><text:span text:style-name="T4">org.apache.commons.math3.fitting.leastsquares.GaussNewtonOptimizer.doOptimize</text:span></text:p>
      <text:p text:style-name="P5"/>
      <text:p text:style-name="Standard"><text:span text:style-name="T5">Exception occurs and blocks the coverage of the DUAs</text:span></text:p>
      <text:p text:style-name="P5"/>
      <text:p text:style-name="Standard"><text:span text:style-name="T5">"50" : <text:s/>"(132,(188,193), nC)",</text:span></text:p>
      <text:p text:style-name="P5"/>
      <text:p text:style-name="Standard"><text:span text:style-name="T5">Code is a clone of the previous doOptimize.</text:span></text:p>
      <text:p text:style-name="P5"/>
      <text:p text:style-name="P5"/>
      <text:p text:style-name="Standard"><text:span text:style-name="T4">org.apache.commons.math3.optim.nonlinear.vector.jacobian.GaussNewtonOptimizer</text:span></text:p>
      <text:p text:style-name="P5"/>
      <text:p text:style-name="Standard"><text:span text:style-name="T5">Exception occurs and blocks the coverage of the DUAs</text:span></text:p>
      <text:p text:style-name="P5"/>
      <text:p text:style-name="Standard"><text:span text:style-name="T5">"38" : <text:s/>"(106,(163,168), nC)",</text:span></text:p>
      <text:p text:style-name="P5"><text:soft-page-break/></text:p>
      <text:p text:style-name="Standard"><text:span text:style-name="T5">Code is a clone of the previous doOptimize.</text:span></text:p>
      <text:p text:style-name="P5"/>
      <text:p text:style-name="Standard"><text:span text:style-name="T4">org.apache.commons.math3.ode.MultistepIntegrator.start</text:span></text:p>
      <text:p text:style-name="P4"/>
      <text:p text:style-name="Standard"><text:span text:style-name="T5">Exception occurs and blocks the coverage of the DUAs</text:span></text:p>
      <text:p text:style-name="P5"/>
      <text:p text:style-name="Standard"><text:span text:style-name="T5">"4" : <text:s/>"(223,259, this)",</text:span></text:p>
      <text:p text:style-name="Standard"><text:span text:style-name="T5">"13" : <text:s/>"(223,259, this.starter)",</text:span></text:p>
      <text:p text:style-name="P4"/>
      <text:p text:style-name="P4"/>
      <text:p text:style-name="Standard"><text:span text:style-name="T4"><text:tab/></text:span><text:span text:style-name="T5">protected void start(final double t0, final double[] y0, final double t)</text:span></text:p>
      <text:p text:style-name="Standard"><text:span text:style-name="T5"><text:s text:c="4"/><text:tab/>throws DimensionMismatchException, NumberIsTooSmallException,</text:span></text:p>
      <text:p text:style-name="Standard"><text:span text:style-name="T5"><text:s text:c="11"/><text:tab/>MaxCountExceededException, NoBracketingException {</text:span></text:p>
      <text:p text:style-name="P5"/>
      <text:p text:style-name="Standard"><text:span text:style-name="T5"><text:s text:c="4"/><text:tab/>// make sure NO user event nor user step handler is triggered,</text:span></text:p>
      <text:p text:style-name="Standard"><text:span text:style-name="T5"><text:s text:c="4"/><text:tab/>// this is the task of the top level integrator, not the task</text:span></text:p>
      <text:p text:style-name="Standard"><text:span text:style-name="T5"><text:s text:c="4"/><text:tab/>// of the starter integrator</text:span></text:p>
      <text:p text:style-name="Standard"><text:span text:style-name="T5"><text:s text:c="4"/><text:tab/></text:span><text:span text:style-name="T4">starter.clearEventHandlers();</text:span></text:p>
      <text:p text:style-name="Standard"><text:span text:style-name="T5"><text:s text:c="4"/><text:tab/>starter.clearStepHandlers();</text:span></text:p>
      <text:p text:style-name="P5"/>
      <text:p text:style-name="Standard"><text:soft-page-break/><text:span text:style-name="T5"><text:s text:c="4"/><text:tab/>// set up one specific step handler to extract initial Nordsieck vector</text:span></text:p>
      <text:p text:style-name="Standard"><text:span text:style-name="T5"><text:s text:c="4"/><text:tab/>starter.addStepHandler(new NordsieckInitializer(nSteps, y0.length));</text:span></text:p>
      <text:p text:style-name="P5"/>
      <text:p text:style-name="Standard"><text:span text:style-name="T5"><text:s text:c="4"/><text:tab/>// start integration, expecting a InitializationCompletedMarkerException</text:span></text:p>
      <text:p text:style-name="Standard"><text:span text:style-name="T5"><text:s text:c="4"/><text:tab/></text:span><text:span text:style-name="T4">try {</text:span></text:p>
      <text:p text:style-name="P5"/>
      <text:p text:style-name="Standard"><text:span text:style-name="T5"><text:s text:c="8"/><text:tab/>if (starter instanceof AbstractIntegrator) {</text:span></text:p>
      <text:p text:style-name="Standard"><text:span text:style-name="T5"><text:s text:c="12"/><text:tab/>((AbstractIntegrator) starter).integrate(getExpandable(), t);</text:span></text:p>
      <text:p text:style-name="Standard"><text:span text:style-name="T5"><text:s text:c="8"/><text:tab/>} else {</text:span></text:p>
      <text:p text:style-name="Standard"><text:span text:style-name="T5"><text:s text:c="12"/><text:tab/>starter.integrate(new FirstOrderDifferentialEquations() {</text:span></text:p>
      <text:p text:style-name="P5"/>
      <text:p text:style-name="Standard"><text:span text:style-name="T5"><text:s text:c="16"/><text:tab/>/** {@inheritDoc} */</text:span></text:p>
      <text:p text:style-name="Standard"><text:span text:style-name="T5"><text:s text:c="16"/><text:tab/>public int getDimension() {</text:span></text:p>
      <text:p text:style-name="Standard"><text:span text:style-name="T5"><text:s text:c="20"/><text:tab/>return getExpandable().getTotalDimension();</text:span></text:p>
      <text:p text:style-name="Standard"><text:span text:style-name="T5"><text:s text:c="16"/><text:tab/>}</text:span></text:p>
      <text:p text:style-name="P5"/>
      <text:p text:style-name="Standard"><text:span text:style-name="T5"><text:s text:c="16"/><text:tab/>/** {@inheritDoc} */</text:span></text:p>
      <text:p text:style-name="Standard"><text:span text:style-name="T5"><text:s text:c="16"/><text:tab/>public void computeDerivatives(double t, double[] y, double[] yDot) {</text:span></text:p>
      <text:p text:style-name="Standard"><text:span text:style-name="T5"><text:s text:c="20"/><text:tab/>getExpandable().computeDerivatives(t, y, yDot);</text:span></text:p>
      <text:p text:style-name="Standard"><text:span text:style-name="T5"><text:s text:c="16"/><text:tab/>}</text:span></text:p>
      <text:p text:style-name="P5"/>
      <text:p text:style-name="Standard"><text:soft-page-break/><text:span text:style-name="T5"><text:s text:c="12"/><text:tab/>}, t0, y0, t, new double[y0.length]);</text:span></text:p>
      <text:p text:style-name="Standard"><text:span text:style-name="T5"><text:s text:c="8"/><text:tab/>}</text:span></text:p>
      <text:p text:style-name="P5"/>
      <text:p text:style-name="Standard"><text:span text:style-name="T5"><text:s text:c="4"/><text:tab/></text:span><text:span text:style-name="T4">} catch</text:span><text:span text:style-name="T5"> (InitializationCompletedMarkerException icme) { // NOPMD</text:span></text:p>
      <text:p text:style-name="Standard"><text:span text:style-name="T5"><text:s text:c="8"/><text:tab/>// this is the expected nominal interruption of the start integrator</text:span></text:p>
      <text:p text:style-name="P5"/>
      <text:p text:style-name="Standard"><text:span text:style-name="T5"><text:s text:c="8"/><text:tab/>// count the evaluations used by the starter</text:span></text:p>
      <text:p text:style-name="Standard"><text:span text:style-name="T5"><text:s text:c="8"/><text:tab/>getEvaluationsCounter().incrementCount(starter.getEvaluations());</text:span></text:p>
      <text:p text:style-name="P5"/>
      <text:p text:style-name="Standard"><text:span text:style-name="T5"><text:s text:c="4"/><text:tab/></text:span><text:span text:style-name="T4">}</text:span></text:p>
      <text:p text:style-name="P5"/>
      <text:p text:style-name="Standard"><text:span text:style-name="T5"><text:s text:c="4"/><text:tab/>// remove the specific step handler</text:span></text:p>
      <text:p text:style-name="Standard"><text:span text:style-name="T5"><text:s text:c="4"/><text:tab/></text:span><text:span text:style-name="T4">starter.clearStepHandlers();</text:span></text:p>
      <text:p text:style-name="P5"/>
      <text:p text:style-name="Standard"><text:span text:style-name="T5"><text:tab/>}</text:span></text:p>
      <text:p text:style-name="P5"/>
      <text:p text:style-name="P5"/>
      <text:p text:style-name="Standard"><text:span text:style-name="T1">Time</text:span></text:p>
      <text:p text:style-name="P5"/>
      <text:p text:style-name="P4"/>
      <text:p text:style-name="P4"/>
      <text:p text:style-name="Standard"><text:soft-page-break/><text:span text:style-name="T4">org.joda.time.format.DateTimeFormat.createFormatterForPattern</text:span></text:p>
      <text:p text:style-name="P5"/>
      <text:p text:style-name="Standard"><text:span text:style-name="T5">Synchronized is not supported.</text:span></text:p>
      <text:p text:style-name="P5"/>
      <text:p text:style-name="Standard"><text:span text:style-name="T5">"14" : <text:s/>"(700,705, formatter)"</text:span></text:p>
      <text:p text:style-name="P5"/>
      <text:p text:style-name="P5"/>
      <text:p text:style-name="Standard"><text:span text:style-name="T5"><text:tab/>private static DateTimeFormatter createFormatterForPattern(String pattern) {</text:span></text:p>
      <text:p text:style-name="Standard"><text:span text:style-name="T5"><text:s text:c="4"/><text:tab/>if (pattern == null || pattern.length() == 0) {</text:span></text:p>
      <text:p text:style-name="Standard"><text:span text:style-name="T5"><text:s text:c="8"/><text:tab/>throw new IllegalArgumentException("Invalid pattern specification");</text:span></text:p>
      <text:p text:style-name="Standard"><text:span text:style-name="T5"><text:s text:c="4"/><text:tab/>}</text:span></text:p>
      <text:p text:style-name="Standard"><text:span text:style-name="T5"><text:s text:c="4"/><text:tab/>DateTimeFormatter formatter = null;</text:span></text:p>
      <text:p text:style-name="Standard"><text:span text:style-name="T5"><text:s text:c="4"/><text:tab/></text:span><text:span text:style-name="T4">synchronized</text:span><text:span text:style-name="T5"> (PATTERN_CACHE) {</text:span></text:p>
      <text:p text:style-name="Standard"><text:span text:style-name="T5"><text:s text:c="8"/><text:tab/>formatter = PATTERN_CACHE.get(pattern);</text:span></text:p>
      <text:p text:style-name="Standard"><text:span text:style-name="T5"><text:s text:c="8"/><text:tab/>if (formatter == null) {</text:span></text:p>
      <text:p text:style-name="Standard"><text:span text:style-name="T5"><text:s text:c="12"/><text:tab/>DateTimeFormatterBuilder builder = new DateTimeFormatterBuilder();</text:span></text:p>
      <text:p text:style-name="Standard"><text:span text:style-name="T5"><text:s text:c="12"/><text:tab/>parsePatternTo(builder, pattern);</text:span></text:p>
      <text:p text:style-name="Standard"><text:span text:style-name="T5"><text:s text:c="12"/><text:tab/></text:span><text:span text:style-name="T4">formatter</text:span><text:span text:style-name="T5"> = builder.toFormatter();</text:span></text:p>
      <text:p text:style-name="P5"/>
      <text:p text:style-name="Standard"><text:span text:style-name="T5"><text:s text:c="12"/><text:tab/>PATTERN_CACHE.put(pattern, formatter);</text:span></text:p>
      <text:p text:style-name="Standard"><text:span text:style-name="T5"><text:s text:c="8"/><text:tab/>}</text:span></text:p>
      <text:p text:style-name="Standard"><text:soft-page-break/><text:span text:style-name="T5"><text:s text:c="4"/><text:tab/>}</text:span></text:p>
      <text:p text:style-name="Standard"><text:span text:style-name="T5"><text:s text:c="4"/><text:tab/>return </text:span><text:span text:style-name="T4">formatter</text:span><text:span text:style-name="T5">;</text:span></text:p>
      <text:p text:style-name="Standard"><text:span text:style-name="T5"><text:tab/>}</text:span></text:p>
      <text:p text:style-name="P5"/>
      <text:p text:style-name="Standard"><text:span text:style-name="T4">org.joda.time.tz.DateTimeZoneBuilder$DSTZone.nextTransition</text:span></text:p>
      <text:p text:style-name="P5"/>
      <text:p text:style-name="Standard"><text:span text:style-name="T5">Exception occurs and blocks the coverage of the DUAs</text:span></text:p>
      <text:p text:style-name="P5"/>
      <text:p text:style-name="Standard"><text:span text:style-name="T5">"2" : <text:s/>"(1202,1224, instant)",</text:span></text:p>
      <text:p text:style-name="Standard"><text:span text:style-name="T5">"7" : <text:s/>"(1202,1224, standardOffset)",</text:span></text:p>
      <text:p text:style-name="Standard"><text:span text:style-name="T5">"8" : <text:s/>"(1203,1224, startRecurrence)",</text:span></text:p>
      <text:p text:style-name="Standard"><text:span text:style-name="T5">"9" : <text:s/>"(1204,1224, endRecurrence)",</text:span></text:p>
      <text:p text:style-name="P5"/>
      <text:p text:style-name="Standard"><text:span text:style-name="T5"><text:s text:c="4"/><text:tab/>public long nextTransition(long instant) {</text:span></text:p>
      <text:p text:style-name="Standard"><text:span text:style-name="T5"><text:s text:c="8"/><text:tab/></text:span><text:span text:style-name="T4">int standardOffset = iStandardOffset;</text:span></text:p>
      <text:p text:style-name="Standard"><text:span text:style-name="T5"><text:s text:c="8"/><text:tab/></text:span><text:span text:style-name="T4">Recurrence startRecurrence = iStartRecurrence;</text:span></text:p>
      <text:p text:style-name="Standard"><text:span text:style-name="T5"><text:s text:c="8"/><text:tab/></text:span><text:span text:style-name="T4">Recurrence endRecurrence = iEndRecurrence;</text:span></text:p>
      <text:p text:style-name="P5"/>
      <text:p text:style-name="Standard"><text:span text:style-name="T5"><text:s text:c="8"/><text:tab/>long start, end;</text:span></text:p>
      <text:p text:style-name="P5"/>
      <text:p text:style-name="Standard"><text:span text:style-name="T5"><text:s text:c="8"/><text:tab/>try {</text:span></text:p>
      <text:p text:style-name="Standard"><text:soft-page-break/><text:span text:style-name="T5"><text:s text:c="12"/><text:tab/>start = startRecurrence.next</text:span></text:p>
      <text:p text:style-name="Standard"><text:span text:style-name="T5"><text:s text:c="16"/><text:tab/>(instant, standardOffset, endRecurrence.getSaveMillis());</text:span></text:p>
      <text:p text:style-name="Standard"><text:span text:style-name="T5"><text:s text:c="12"/><text:tab/>if (instant &gt; 0 &amp;&amp; start &lt; 0) {</text:span></text:p>
      <text:p text:style-name="Standard"><text:span text:style-name="T5"><text:s text:c="16"/><text:tab/>// Overflowed.</text:span></text:p>
      <text:p text:style-name="Standard"><text:span text:style-name="T5"><text:s text:c="16"/><text:tab/>start = instant;</text:span></text:p>
      <text:p text:style-name="Standard"><text:span text:style-name="T5"><text:s text:c="12"/><text:tab/>}</text:span></text:p>
      <text:p text:style-name="Standard"><text:span text:style-name="T5"><text:s text:c="8"/><text:tab/>} catch (IllegalArgumentException e) {</text:span></text:p>
      <text:p text:style-name="Standard"><text:span text:style-name="T5"><text:s text:c="12"/><text:tab/>// Overflowed.</text:span></text:p>
      <text:p text:style-name="Standard"><text:span text:style-name="T5"><text:s text:c="12"/><text:tab/>start = instant;</text:span></text:p>
      <text:p text:style-name="Standard"><text:span text:style-name="T5"><text:s text:c="8"/><text:tab/>} catch (ArithmeticException e) {</text:span></text:p>
      <text:p text:style-name="Standard"><text:span text:style-name="T5"><text:s text:c="12"/><text:tab/>// Overflowed.</text:span></text:p>
      <text:p text:style-name="Standard"><text:span text:style-name="T5"><text:s text:c="12"/><text:tab/>start = instant;</text:span></text:p>
      <text:p text:style-name="Standard"><text:span text:style-name="T5"><text:s text:c="8"/><text:tab/>}</text:span></text:p>
      <text:p text:style-name="P5"/>
      <text:p text:style-name="Standard"><text:span text:style-name="T5"><text:s text:c="8"/><text:tab/>try {</text:span></text:p>
      <text:p text:style-name="Standard"><text:span text:style-name="T5"><text:s text:c="12"/><text:tab/></text:span><text:span text:style-name="T4">end = endRecurrence.next</text:span></text:p>
      <text:p text:style-name="Standard"><text:span text:style-name="T5"><text:s text:c="16"/><text:tab/>(instant, standardOffset, startRecurrence.getSaveMillis());</text:span></text:p>
      <text:p text:style-name="Standard"><text:span text:style-name="T5"><text:s text:c="12"/><text:tab/>if (instant &gt; 0 &amp;&amp; end &lt; 0) {</text:span></text:p>
      <text:p text:style-name="Standard"><text:span text:style-name="T5"><text:s text:c="16"/><text:tab/>// Overflowed.</text:span></text:p>
      <text:p text:style-name="Standard"><text:span text:style-name="T5"><text:s text:c="16"/><text:tab/>end = instant;</text:span></text:p>
      <text:p text:style-name="Standard"><text:span text:style-name="T5"><text:s text:c="12"/><text:tab/>}</text:span></text:p>
      <text:p text:style-name="Standard"><text:soft-page-break/><text:span text:style-name="T5"><text:s text:c="8"/><text:tab/>} catch (IllegalArgumentException e) {</text:span></text:p>
      <text:p text:style-name="Standard"><text:span text:style-name="T5"><text:s text:c="12"/><text:tab/>// Overflowed.</text:span></text:p>
      <text:p text:style-name="Standard"><text:span text:style-name="T5"><text:s text:c="12"/><text:tab/>end = instant;</text:span></text:p>
      <text:p text:style-name="Standard"><text:span text:style-name="T5"><text:s text:c="8"/><text:tab/>} catch (ArithmeticException e) {</text:span></text:p>
      <text:p text:style-name="Standard"><text:span text:style-name="T5"><text:s text:c="12"/><text:tab/>// Overflowed.</text:span></text:p>
      <text:p text:style-name="Standard"><text:span text:style-name="T5"><text:s text:c="12"/><text:tab/>end = instant;</text:span></text:p>
      <text:p text:style-name="Standard"><text:span text:style-name="T5"><text:s text:c="8"/><text:tab/>}</text:span></text:p>
      <text:p text:style-name="P5"/>
      <text:p text:style-name="Standard"><text:span text:style-name="T5"><text:s text:c="8"/><text:tab/>return (start &gt; end) ? end : start;</text:span></text:p>
      <text:p text:style-name="Standard"><text:span text:style-name="T5"><text:s text:c="4"/><text:tab/>}</text:span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9" meta:paragraph-count="659" meta:word-count="4364" meta:character-count="27864" meta:non-whitespace-character-count="19685"/>
    <meta:generator>LibreOfficeDev/6.0.5.2$Linux_X86_64 LibreOffice_project/</meta:generator>
  </office:meta>
</office:document-meta>
</file>